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806cm" table:align="left" style:writing-mode="lr-tb"/>
    </style:style>
    <style:style style:name="Table1.A" style:family="table-column">
      <style:table-column-properties style:column-width="3cm"/>
    </style:style>
    <style:style style:name="Table1.B" style:family="table-column">
      <style:table-column-properties style:column-width="5.001cm"/>
    </style:style>
    <style:style style:name="Table1.C" style:family="table-column">
      <style:table-column-properties style:column-width="6.80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23cm" fo:padding-right="0.123cm" fo:padding-top="0cm" fo:padding-bottom="0cm" fo:border="0.5pt solid #000000" style:writing-mode="lr-tb"/>
    </style:style>
    <style:style style:name="Table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4.91cm" fo:margin-left="0.042cm" table:align="left" style:writing-mode="lr-tb"/>
    </style:style>
    <style:style style:name="Table2.A" style:family="table-column">
      <style:table-column-properties style:column-width="7.452cm"/>
    </style:style>
    <style:style style:name="Table2.B" style:family="table-column">
      <style:table-column-properties style:column-width="7.4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4.884cm" fo:margin-left="0.042cm" table:align="left" style:writing-mode="lr-tb"/>
    </style:style>
    <style:style style:name="Table3.A" style:family="table-column">
      <style:table-column-properties style:column-width="3.683cm"/>
    </style:style>
    <style:style style:name="Table3.B" style:family="table-column">
      <style:table-column-properties style:column-width="5.842cm"/>
    </style:style>
    <style:style style:name="Table3.C" style:family="table-column">
      <style:table-column-properties style:column-width="5.359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C1"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4" style:family="table">
      <style:table-properties style:width="13.032cm" fo:margin-left="0.065cm" table:align="left" style:writing-mode="lr-tb"/>
    </style:style>
    <style:style style:name="Table4.A" style:family="table-column">
      <style:table-column-properties style:column-width="1.258cm"/>
    </style:style>
    <style:style style:name="Table4.B" style:family="table-column">
      <style:table-column-properties style:column-width="6.989cm"/>
    </style:style>
    <style:style style:name="Table4.C" style:family="table-column">
      <style:table-column-properties style:column-width="2.293cm"/>
    </style:style>
    <style:style style:name="Table4.D" style:family="table-column">
      <style:table-column-properties style:column-width="2.4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4.863cm" fo:margin-left="0.042cm" table:align="left" style:writing-mode="lr-tb"/>
    </style:style>
    <style:style style:name="Table5.A" style:family="table-column">
      <style:table-column-properties style:column-width="1.676cm"/>
    </style:style>
    <style:style style:name="Table5.B" style:family="table-column">
      <style:table-column-properties style:column-width="5.777cm"/>
    </style:style>
    <style:style style:name="Table5.C" style:family="table-column">
      <style:table-column-properties style:column-width="2.249cm"/>
    </style:style>
    <style:style style:name="Table5.D" style:family="table-column">
      <style:table-column-properties style:column-width="2.514cm"/>
    </style:style>
    <style:style style:name="Table5.E" style:family="table-column">
      <style:table-column-properties style:column-width="2.648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4.84cm" fo:margin-left="0.065cm" table:align="left" style:writing-mode="lr-tb"/>
    </style:style>
    <style:style style:name="Table6.A" style:family="table-column">
      <style:table-column-properties style:column-width="2.404cm"/>
    </style:style>
    <style:style style:name="Table6.B" style:family="table-column">
      <style:table-column-properties style:column-width="2.028cm"/>
    </style:style>
    <style:style style:name="Table6.C" style:family="table-column">
      <style:table-column-properties style:column-width="7.497cm"/>
    </style:style>
    <style:style style:name="Table6.D" style:family="table-column">
      <style:table-column-properties style:column-width="2.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4.818cm" fo:margin-left="0.086cm" table:align="left" style:writing-mode="lr-tb"/>
    </style:style>
    <style:style style:name="Table7.A" style:family="table-column">
      <style:table-column-properties style:column-width="2.469cm"/>
    </style:style>
    <style:style style:name="Table7.B" style:family="table-column">
      <style:table-column-properties style:column-width="9.701cm"/>
    </style:style>
    <style:style style:name="Table7.C" style:family="table-column">
      <style:table-column-properties style:column-width="2.64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4.885cm" fo:margin-left="0.042cm" table:align="left" style:writing-mode="lr-tb"/>
    </style:style>
    <style:style style:name="Table8.A" style:family="table-column">
      <style:table-column-properties style:column-width="1.543cm"/>
    </style:style>
    <style:style style:name="Table8.B" style:family="table-column">
      <style:table-column-properties style:column-width="10.672cm"/>
    </style:style>
    <style:style style:name="Table8.C" style:family="table-column">
      <style:table-column-properties style:column-width="2.67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1" style:family="table-cell">
      <style:table-cell-properties style:vertical-align="top" fo:padding-left="0.191cm" fo:padding-right="0.191cm" fo:padding-top="0cm" fo:padding-bottom="0cm" fo:border="0.5pt solid #000000" style:writing-mode="lr-tb"/>
    </style:style>
    <style:style style:name="Table9" style:family="table">
      <style:table-properties style:width="14.951cm" fo:margin-left="-0.002cm" table:align="left" style:writing-mode="lr-tb"/>
    </style:style>
    <style:style style:name="Table9.A" style:family="table-column">
      <style:table-column-properties style:column-width="1.72cm"/>
    </style:style>
    <style:style style:name="Table9.B" style:family="table-column">
      <style:table-column-properties style:column-width="9.525cm"/>
    </style:style>
    <style:style style:name="Table9.C" style:family="table-column">
      <style:table-column-properties style:column-width="3.70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4.972cm" table:align="left" style:writing-mode="lr-tb"/>
    </style:style>
    <style:style style:name="Table10.A" style:family="table-column">
      <style:table-column-properties style:column-width="2.099cm"/>
    </style:style>
    <style:style style:name="Table10.B" style:family="table-column">
      <style:table-column-properties style:column-width="9.153cm"/>
    </style:style>
    <style:style style:name="Table10.C" style:family="table-column">
      <style:table-column-properties style:column-width="3.7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4.928cm" table:align="left" style:writing-mode="lr-tb"/>
    </style:style>
    <style:style style:name="Table11.A" style:family="table-column">
      <style:table-column-properties style:column-width="2.159cm"/>
    </style:style>
    <style:style style:name="Table11.B" style:family="table-column">
      <style:table-column-properties style:column-width="9.093cm"/>
    </style:style>
    <style:style style:name="Table11.C" style:family="table-column">
      <style:table-column-properties style:column-width="3.676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C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4.949cm" table:align="left" style:writing-mode="lr-tb"/>
    </style:style>
    <style:style style:name="Table12.A" style:family="table-column">
      <style:table-column-properties style:column-width="1.859cm"/>
    </style:style>
    <style:style style:name="Table12.B" style:family="table-column">
      <style:table-column-properties style:column-width="9.643cm"/>
    </style:style>
    <style:style style:name="Table12.C" style:family="table-column">
      <style:table-column-properties style:column-width="3.44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4.949cm" table:align="left" style:writing-mode="lr-tb"/>
    </style:style>
    <style:style style:name="Table13.A" style:family="table-column">
      <style:table-column-properties style:column-width="1.711cm"/>
    </style:style>
    <style:style style:name="Table13.B" style:family="table-column">
      <style:table-column-properties style:column-width="9.791cm"/>
    </style:style>
    <style:style style:name="Table13.C" style:family="table-column">
      <style:table-column-properties style:column-width="3.447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4.972cm" table:align="left" style:writing-mode="lr-tb"/>
    </style:style>
    <style:style style:name="Table14.A" style:family="table-column">
      <style:table-column-properties style:column-width="1.91cm"/>
    </style:style>
    <style:style style:name="Table14.B" style:family="table-column">
      <style:table-column-properties style:column-width="9.592cm"/>
    </style:style>
    <style:style style:name="Table14.C" style:family="table-column">
      <style:table-column-properties style:column-width="3.47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4.905cm" table:align="left" style:writing-mode="lr-tb"/>
    </style:style>
    <style:style style:name="Table15.A" style:family="table-column">
      <style:table-column-properties style:column-width="1.817cm"/>
    </style:style>
    <style:style style:name="Table15.B" style:family="table-column">
      <style:table-column-properties style:column-width="10.435cm"/>
    </style:style>
    <style:style style:name="Table15.C" style:family="table-column">
      <style:table-column-properties style:column-width="2.653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4.949cm" table:align="left" style:writing-mode="lr-tb"/>
    </style:style>
    <style:style style:name="Table16.A" style:family="table-column">
      <style:table-column-properties style:column-width="1.864cm"/>
    </style:style>
    <style:style style:name="Table16.B" style:family="table-column">
      <style:table-column-properties style:column-width="10.388cm"/>
    </style:style>
    <style:style style:name="Table16.C" style:family="table-column">
      <style:table-column-properties style:column-width="2.69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1" style:family="table-cell">
      <style:table-cell-properties style:vertical-align="top" fo:padding-left="0.191cm" fo:padding-right="0.191cm" fo:padding-top="0cm" fo:padding-bottom="0cm" fo:border="0.5pt solid #000000" style:writing-mode="lr-tb"/>
    </style:style>
    <style:style style:name="Table16.3" style:family="table-row">
      <style:table-row-properties style:min-row-height="1.214cm" fo:keep-together="auto"/>
    </style:style>
    <style:style style:name="Table17" style:family="table">
      <style:table-properties style:width="14.993cm" table:align="left" style:writing-mode="lr-tb"/>
    </style:style>
    <style:style style:name="Table17.A" style:family="table-column">
      <style:table-column-properties style:column-width="1.833cm"/>
    </style:style>
    <style:style style:name="Table17.B" style:family="table-column">
      <style:table-column-properties style:column-width="9.419cm"/>
    </style:style>
    <style:style style:name="Table17.C" style:family="table-column">
      <style:table-column-properties style:column-width="3.741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4.949cm" table:align="left" style:writing-mode="lr-tb"/>
    </style:style>
    <style:style style:name="Table18.A" style:family="table-column">
      <style:table-column-properties style:column-width="1.769cm"/>
    </style:style>
    <style:style style:name="Table18.B" style:family="table-column">
      <style:table-column-properties style:column-width="9.483cm"/>
    </style:style>
    <style:style style:name="Table18.C" style:family="table-column">
      <style:table-column-properties style:column-width="3.697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4.905cm" table:align="left" style:writing-mode="lr-tb"/>
    </style:style>
    <style:style style:name="Table19.A" style:family="table-column">
      <style:table-column-properties style:column-width="1.639cm"/>
    </style:style>
    <style:style style:name="Table19.B" style:family="table-column">
      <style:table-column-properties style:column-width="9.613cm"/>
    </style:style>
    <style:style style:name="Table19.C" style:family="table-column">
      <style:table-column-properties style:column-width="3.653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5.055cm" table:align="left" style:writing-mode="lr-tb"/>
    </style:style>
    <style:style style:name="Table20.A" style:family="table-column">
      <style:table-column-properties style:column-width="5.502cm"/>
    </style:style>
    <style:style style:name="Table20.B" style:family="table-column">
      <style:table-column-properties style:column-width="9.553cm"/>
    </style:style>
    <style:style style:name="Table20.1" style:family="table-row">
      <style:table-row-properties style:min-row-height="0.72cm" fo:keep-together="auto"/>
    </style:style>
    <style:style style:name="Table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23cm" fo:padding-right="0.123cm" fo:padding-top="0cm" fo:padding-bottom="0cm" fo:border="0.5pt solid #000000" style:writing-mode="lr-tb"/>
    </style:style>
    <style:style style:name="Table20.2" style:family="table-row">
      <style:table-row-properties style:min-row-height="0.73cm" fo:keep-together="auto"/>
    </style:style>
    <style:style style:name="Table21" style:family="table">
      <style:table-properties style:width="15.055cm" table:align="left" style:writing-mode="lr-tb"/>
    </style:style>
    <style:style style:name="Table21.A" style:family="table-column">
      <style:table-column-properties style:column-width="5.502cm"/>
    </style:style>
    <style:style style:name="Table21.B" style:family="table-column">
      <style:table-column-properties style:column-width="9.553cm"/>
    </style:style>
    <style:style style:name="Table21.1" style:family="table-row">
      <style:table-row-properties style:min-row-height="0.654cm" fo:keep-together="auto"/>
    </style:style>
    <style:style style:name="Table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style:vertical-align="top" fo:padding-left="0.123cm" fo:padding-right="0.123cm" fo:padding-top="0cm" fo:padding-bottom="0cm" fo:border="0.5pt solid #000000" style:writing-mode="lr-tb"/>
    </style:style>
    <style:style style:name="Table21.2" style:family="table-row">
      <style:table-row-properties style:min-row-height="0.73cm" fo:keep-together="auto"/>
    </style:style>
    <style:style style:name="Table22" style:family="table">
      <style:table-properties style:width="15.055cm" table:align="left" style:writing-mode="lr-tb"/>
    </style:style>
    <style:style style:name="Table22.A" style:family="table-column">
      <style:table-column-properties style:column-width="5.502cm"/>
    </style:style>
    <style:style style:name="Table22.B" style:family="table-column">
      <style:table-column-properties style:column-width="9.553cm"/>
    </style:style>
    <style:style style:name="Table22.1" style:family="table-row">
      <style:table-row-properties style:min-row-height="0.654cm" fo:keep-together="auto"/>
    </style:style>
    <style:style style:name="Table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23cm" fo:padding-right="0.123cm" fo:padding-top="0cm" fo:padding-bottom="0cm" fo:border="0.5pt solid #000000" style:writing-mode="lr-tb"/>
    </style:style>
    <style:style style:name="Table22.2" style:family="table-row">
      <style:table-row-properties style:min-row-height="0.73cm" fo:keep-together="auto"/>
    </style:style>
    <style:style style:name="Table23" style:family="table">
      <style:table-properties style:width="15.055cm" table:align="left" style:writing-mode="lr-tb"/>
    </style:style>
    <style:style style:name="Table23.A" style:family="table-column">
      <style:table-column-properties style:column-width="5.502cm"/>
    </style:style>
    <style:style style:name="Table23.B" style:family="table-column">
      <style:table-column-properties style:column-width="9.553cm"/>
    </style:style>
    <style:style style:name="Table23.1" style:family="table-row">
      <style:table-row-properties style:min-row-height="0.654cm" fo:keep-together="auto"/>
    </style:style>
    <style:style style:name="Table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style:vertical-align="top" fo:padding-left="0.123cm" fo:padding-right="0.123cm" fo:padding-top="0cm" fo:padding-bottom="0cm" fo:border="0.5pt solid #000000" style:writing-mode="lr-tb"/>
    </style:style>
    <style:style style:name="Table23.2" style:family="table-row">
      <style:table-row-properties style:min-row-height="0.73cm" fo:keep-together="auto"/>
    </style:style>
    <style:style style:name="Table24" style:family="table">
      <style:table-properties style:width="15.055cm" table:align="left" style:writing-mode="lr-tb"/>
    </style:style>
    <style:style style:name="Table24.A" style:family="table-column">
      <style:table-column-properties style:column-width="5.502cm"/>
    </style:style>
    <style:style style:name="Table24.B" style:family="table-column">
      <style:table-column-properties style:column-width="9.553cm"/>
    </style:style>
    <style:style style:name="Table24.1" style:family="table-row">
      <style:table-row-properties style:min-row-height="0.654cm" fo:keep-together="auto"/>
    </style:style>
    <style:style style:name="Table2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style:vertical-align="top" fo:padding-left="0.123cm" fo:padding-right="0.123cm" fo:padding-top="0cm" fo:padding-bottom="0cm" fo:border="0.5pt solid #000000" style:writing-mode="lr-tb"/>
    </style:style>
    <style:style style:name="Table24.2" style:family="table-row">
      <style:table-row-properties style:min-row-height="0.73cm" fo:keep-together="auto"/>
    </style:style>
    <style:style style:name="P1" style:family="paragraph" style:parent-style-name="Header">
      <style:paragraph-properties fo:margin-top="0.106cm" fo:margin-bottom="0.106cm" style:contextual-spacing="false"/>
    </style:style>
    <style:style style:name="P2" style:family="paragraph" style:parent-style-name="Footer">
      <style:paragraph-properties fo:margin-top="0.106cm" fo:margin-bottom="0.106cm" style:contextual-spacing="false"/>
    </style:style>
    <style:style style:name="P3" style:family="paragraph" style:parent-style-name="Standard">
      <style:paragraph-properties fo:margin-top="0.106cm" fo:margin-bottom="0.106cm" style:contextual-spacing="false"/>
    </style:style>
    <style:style style:name="P4" style:family="paragraph" style:parent-style-name="Standard">
      <style:paragraph-properties fo:margin-top="0.106cm" fo:margin-bottom="0.106cm" style:contextual-spacing="false"/>
      <style:text-properties fo:font-weight="bold" style:font-weight-asian="bold"/>
    </style:style>
    <style:style style:name="P5" style:family="paragraph" style:parent-style-name="Standard">
      <style:paragraph-properties fo:margin-top="0.106cm" fo:margin-bottom="0.106cm" style:contextual-spacing="false" fo:text-align="start" style:justify-single-word="false"/>
      <style:text-properties fo:font-weight="bold" style:font-weight-asian="bold"/>
    </style:style>
    <style:style style:name="P6" style:family="paragraph" style:parent-style-name="Standard">
      <style:paragraph-properties fo:margin-top="0.106cm" fo:margin-bottom="0.106cm" style:contextual-spacing="false" fo:text-align="start" style:justify-single-word="false"/>
    </style:style>
    <style:style style:name="P7" style:family="paragraph" style:parent-style-name="Standard">
      <style:paragraph-properties fo:margin-top="0.106cm" fo:margin-bottom="0.106cm" style:contextual-spacing="false" fo:text-align="start" style:justify-single-word="false">
        <style:tab-stops>
          <style:tab-stop style:position="3.175cm"/>
        </style:tab-stops>
      </style:paragraph-properties>
    </style:style>
    <style:style style:name="P8" style:family="paragraph" style:parent-style-name="Standard">
      <style:paragraph-properties fo:margin-top="0.106cm" fo:margin-bottom="0.106cm" style:contextual-spacing="false" fo:text-align="start" style:justify-single-word="false"/>
      <style:text-properties officeooo:paragraph-rsid="0006c259"/>
    </style:style>
    <style:style style:name="P9" style:family="paragraph" style:parent-style-name="Standard">
      <style:paragraph-properties fo:margin-top="0.106cm" fo:margin-bottom="0.106cm" style:contextual-spacing="false" fo:text-align="start" style:justify-single-word="false"/>
      <style:text-properties officeooo:paragraph-rsid="0039fc21"/>
    </style:style>
    <style:style style:name="P10" style:family="paragraph" style:parent-style-name="Standard">
      <style:paragraph-properties fo:margin-top="0.106cm" fo:margin-bottom="0.106cm" style:contextual-spacing="false" fo:text-align="start" style:justify-single-word="false"/>
      <style:text-properties officeooo:paragraph-rsid="0043ad6e"/>
    </style:style>
    <style:style style:name="P11" style:family="paragraph" style:parent-style-name="Standard">
      <style:paragraph-properties fo:margin-top="0.106cm" fo:margin-bottom="0.106cm" style:contextual-spacing="false" fo:text-align="start" style:justify-single-word="false"/>
      <style:text-properties officeooo:paragraph-rsid="00533141"/>
    </style:style>
    <style:style style:name="P12" style:family="paragraph" style:parent-style-name="Standard">
      <style:paragraph-properties fo:margin-top="0.106cm" fo:margin-bottom="0.106cm" style:contextual-spacing="false"/>
      <style:text-properties fo:font-style="italic" fo:font-weight="bold" style:font-style-asian="italic" style:font-weight-asian="bold" style:font-size-complex="12pt"/>
    </style:style>
    <style:style style:name="P13" style:family="paragraph" style:parent-style-name="Standard">
      <style:paragraph-properties fo:margin-top="0.106cm" fo:margin-bottom="0.106cm" style:contextual-spacing="false"/>
      <style:text-properties fo:font-style="italic" style:font-style-asian="italic" style:font-size-complex="12pt"/>
    </style:style>
    <style:style style:name="P14" style:family="paragraph" style:parent-style-name="Standard">
      <style:paragraph-properties fo:margin-top="0.106cm" fo:margin-bottom="0.106cm" style:contextual-spacing="false"/>
      <style:text-properties fo:font-style="italic" officeooo:paragraph-rsid="00442cf9" style:font-style-asian="italic" style:font-size-complex="12pt"/>
    </style:style>
    <style:style style:name="P15" style:family="paragraph" style:parent-style-name="Standard">
      <style:paragraph-properties fo:margin-top="0.106cm" fo:margin-bottom="0.106cm" style:contextual-spacing="false"/>
      <style:text-properties fo:font-style="italic" officeooo:paragraph-rsid="0047b7d8" style:font-style-asian="italic" style:font-size-complex="12pt"/>
    </style:style>
    <style:style style:name="P16" style:family="paragraph" style:parent-style-name="Standard">
      <style:paragraph-properties fo:margin-top="0.106cm" fo:margin-bottom="0.106cm" style:contextual-spacing="false"/>
      <style:text-properties fo:font-style="italic" officeooo:paragraph-rsid="004ab466" style:font-style-asian="italic" style:font-size-complex="12pt"/>
    </style:style>
    <style:style style:name="P17" style:family="paragraph" style:parent-style-name="Standard">
      <style:paragraph-properties fo:margin-top="0.106cm" fo:margin-bottom="0.106cm" style:contextual-spacing="false"/>
      <style:text-properties fo:font-style="italic" officeooo:paragraph-rsid="004d5a6a" style:font-style-asian="italic" style:font-size-complex="12pt"/>
    </style:style>
    <style:style style:name="P18" style:family="paragraph" style:parent-style-name="Standard">
      <style:paragraph-properties fo:margin-top="0.106cm" fo:margin-bottom="0.106cm" style:contextual-spacing="false"/>
      <style:text-properties fo:font-style="italic" officeooo:paragraph-rsid="004fe867" style:font-style-asian="italic" style:font-size-complex="12pt"/>
    </style:style>
    <style:style style:name="P19" style:family="paragraph" style:parent-style-name="Standard">
      <style:paragraph-properties fo:margin-top="0.106cm" fo:margin-bottom="0.106cm" style:contextual-spacing="false" style:snap-to-layout-grid="false"/>
    </style:style>
    <style:style style:name="P20"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P21" style:family="paragraph" style:parent-style-name="Text_20_body">
      <style:paragraph-properties fo:margin-top="0.106cm" fo:margin-bottom="0.106cm" style:contextual-spacing="false"/>
    </style:style>
    <style:style style:name="P22" style:family="paragraph" style:parent-style-name="Text_20_body">
      <style:paragraph-properties fo:margin-top="0.106cm" fo:margin-bottom="0.106cm" style:contextual-spacing="false" fo:text-align="start" style:justify-single-word="false"/>
      <style:text-properties officeooo:paragraph-rsid="0020b13f"/>
    </style:style>
    <style:style style:name="P23" style:family="paragraph" style:parent-style-name="Text_20_body">
      <style:paragraph-properties fo:margin-top="0.106cm" fo:margin-bottom="0.106cm" style:contextual-spacing="false"/>
      <style:text-properties officeooo:paragraph-rsid="0020b13f"/>
    </style:style>
    <style:style style:name="P24" style:family="paragraph" style:parent-style-name="Text_20_body">
      <style:paragraph-properties fo:margin-top="0.106cm" fo:margin-bottom="0.106cm" style:contextual-spacing="false"/>
      <style:text-properties officeooo:paragraph-rsid="0037db56"/>
    </style:style>
    <style:style style:name="P2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style:text-properties officeooo:paragraph-rsid="000023f8"/>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size="18pt" style:font-size-asian="18pt" style:font-size-complex="18pt"/>
    </style:style>
    <style:style style:name="P30" style:family="paragraph" style:parent-style-name="Standard">
      <style:paragraph-properties fo:text-align="center" style:justify-single-word="false"/>
      <style:text-properties fo:font-size="18pt" officeooo:paragraph-rsid="0000d9c9" style:font-size-asian="18pt" style:font-size-complex="18pt"/>
    </style:style>
    <style:style style:name="P3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2" style:family="paragraph" style:parent-style-name="Standard">
      <style:text-properties style:font-size-complex="12pt"/>
    </style:style>
    <style:style style:name="P33" style:family="paragraph" style:parent-style-name="Standard">
      <style:text-properties officeooo:paragraph-rsid="0020b13f" style:font-size-complex="12pt"/>
    </style:style>
    <style:style style:name="P34" style:family="paragraph" style:parent-style-name="Standard">
      <style:text-properties officeooo:paragraph-rsid="002390e5" style:font-size-complex="12pt"/>
    </style:style>
    <style:style style:name="P35" style:family="paragraph" style:parent-style-name="Standard">
      <style:paragraph-properties>
        <style:tab-stops>
          <style:tab-stop style:position="1.27cm"/>
          <style:tab-stop style:position="15.24cm" style:type="right" style:leader-style="dotted" style:leader-text="."/>
        </style:tab-stops>
      </style:paragraph-properties>
      <style:text-properties fo:font-size="20pt" fo:font-weight="bold" style:font-size-asian="20pt" style:font-weight-asian="bold"/>
    </style:style>
    <style:style style:name="P36" style:family="paragraph" style:parent-style-name="Standard">
      <style:text-properties fo:font-style="italic" style:font-style-asian="italic"/>
    </style:style>
    <style:style style:name="P37" style:family="paragraph" style:parent-style-name="Standard">
      <style:paragraph-properties>
        <style:tab-stops>
          <style:tab-stop style:position="3.131cm"/>
          <style:tab-stop style:position="3.406cm"/>
        </style:tab-stops>
      </style:paragraph-properties>
      <style:text-properties fo:font-style="italic" style:font-style-asian="italic"/>
    </style:style>
    <style:style style:name="P38" style:family="paragraph" style:parent-style-name="Standard">
      <style:paragraph-properties>
        <style:tab-stops>
          <style:tab-stop style:position="3.131cm"/>
          <style:tab-stop style:position="3.406cm"/>
        </style:tab-stops>
      </style:paragraph-properties>
    </style:style>
    <style:style style:name="P39" style:family="paragraph" style:parent-style-name="Standard">
      <style:text-properties officeooo:paragraph-rsid="000cc638"/>
    </style:style>
    <style:style style:name="P40" style:family="paragraph" style:parent-style-name="Standard">
      <style:text-properties officeooo:paragraph-rsid="00157e2a"/>
    </style:style>
    <style:style style:name="P41" style:family="paragraph" style:parent-style-name="Standard">
      <style:text-properties officeooo:paragraph-rsid="00177911"/>
    </style:style>
    <style:style style:name="P42" style:family="paragraph" style:parent-style-name="Standard">
      <style:text-properties officeooo:paragraph-rsid="002390e5"/>
    </style:style>
    <style:style style:name="P43" style:family="paragraph" style:parent-style-name="Standard">
      <style:paragraph-properties fo:margin-left="1.27cm" fo:margin-right="0cm" fo:text-indent="0cm" style:auto-text-indent="false"/>
    </style:style>
    <style:style style:name="P44" style:family="paragraph" style:parent-style-name="Standard">
      <style:paragraph-properties fo:margin-left="0.635cm" fo:margin-right="0cm" fo:text-indent="0cm" style:auto-text-indent="false"/>
    </style:style>
    <style:style style:name="P45" style:family="paragraph" style:parent-style-name="Standard">
      <style:paragraph-properties fo:margin-top="0.212cm" fo:margin-bottom="0.106cm" style:contextual-spacing="false"/>
    </style:style>
    <style:style style:name="P46" style:family="paragraph" style:parent-style-name="Standard">
      <style:paragraph-properties fo:text-align="center" style:justify-single-word="false" fo:break-before="page"/>
      <style:text-properties fo:font-size="14pt" fo:font-weight="bold" officeooo:paragraph-rsid="000023f8" style:font-size-asian="14pt" style:font-weight-asian="bold"/>
    </style:style>
    <style:style style:name="P47" style:family="paragraph" style:parent-style-name="Introdução">
      <style:paragraph-properties fo:text-align="center" style:justify-single-word="false" fo:break-before="page"/>
      <style:text-properties officeooo:paragraph-rsid="000023f8"/>
    </style:style>
    <style:style style:name="P48" style:family="paragraph" style:parent-style-name="Text_20_body">
      <style:text-properties style:font-size-complex="12pt"/>
    </style:style>
    <style:style style:name="P49" style:family="paragraph" style:parent-style-name="Recuo_20_de_20_corpo_20_de_20_texto_20_2">
      <style:paragraph-properties fo:margin-left="0cm" fo:margin-right="0cm" fo:text-indent="0cm" style:auto-text-indent="false"/>
    </style:style>
    <style:style style:name="P50" style:family="paragraph" style:parent-style-name="Recuo_20_de_20_corpo_20_de_20_texto_20_2">
      <style:paragraph-properties fo:margin-left="0cm" fo:margin-right="0cm" fo:margin-top="0.106cm" fo:margin-bottom="0.106cm" style:contextual-spacing="false" fo:text-align="center" style:justify-single-word="false" fo:text-indent="0cm" style:auto-text-indent="false"/>
      <style:text-properties fo:font-weight="bold" style:font-weight-asian="bold"/>
    </style:style>
    <style:style style:name="P51" style:family="paragraph" style:parent-style-name="Recuo_20_de_20_corpo_20_de_20_texto_20_2">
      <style:paragraph-properties fo:margin-left="0cm" fo:margin-right="0cm" fo:margin-top="0.106cm" fo:margin-bottom="0.106cm" style:contextual-spacing="false" fo:text-indent="0cm" style:auto-text-indent="false"/>
      <style:text-properties fo:font-style="italic" style:font-style-asian="italic"/>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text-properties officeooo:paragraph-rsid="0010da47"/>
    </style:style>
    <style:style style:name="P54" style:family="paragraph" style:parent-style-name="Introdução">
      <style:paragraph-properties fo:text-align="start" style:justify-single-word="false"/>
    </style:style>
    <style:style style:name="P55" style:family="paragraph" style:parent-style-name="Recuo_20_de_20_corpo_20_de_20_texto_20_3">
      <style:paragraph-properties fo:margin-left="1cm" fo:margin-right="0cm" fo:text-indent="0cm" style:auto-text-indent="false"/>
    </style:style>
    <style:style style:name="P56" style:family="paragraph" style:parent-style-name="Text_20_body">
      <style:paragraph-properties fo:margin-top="0.106cm" fo:margin-bottom="0.106cm" style:contextual-spacing="false" fo:text-align="start" style:justify-single-word="false"/>
      <style:text-properties officeooo:paragraph-rsid="00635afd"/>
    </style:style>
    <style:style style:name="P57" style:family="paragraph" style:parent-style-name="Text_20_body">
      <style:paragraph-properties fo:margin-top="0.106cm" fo:margin-bottom="0.106cm" style:contextual-spacing="false" fo:text-align="start" style:justify-single-word="false"/>
      <style:text-properties officeooo:paragraph-rsid="0065d602"/>
    </style:style>
    <style:style style:name="P58" style:family="paragraph" style:parent-style-name="Text_20_body">
      <style:paragraph-properties fo:margin-top="0.106cm" fo:margin-bottom="0.106cm" style:contextual-spacing="false" fo:text-align="start" style:justify-single-word="false"/>
      <style:text-properties officeooo:paragraph-rsid="006714b0"/>
    </style:style>
    <style:style style:name="P59" style:family="paragraph" style:parent-style-name="Text_20_body">
      <style:paragraph-properties fo:margin-top="0.106cm" fo:margin-bottom="0.106cm" style:contextual-spacing="false"/>
      <style:text-properties officeooo:paragraph-rsid="00635afd"/>
    </style:style>
    <style:style style:name="P60" style:family="paragraph" style:parent-style-name="Text_20_body">
      <style:paragraph-properties fo:margin-top="0.106cm" fo:margin-bottom="0.106cm" style:contextual-spacing="false"/>
      <style:text-properties officeooo:paragraph-rsid="006be94d"/>
    </style:style>
    <style:style style:name="P61" style:family="paragraph" style:parent-style-name="Standard" style:list-style-name="WW8Num6"/>
    <style:style style:name="P62" style:family="paragraph" style:parent-style-name="Standard" style:list-style-name="WW8Num9">
      <style:paragraph-properties>
        <style:tab-stops>
          <style:tab-stop style:position="2.771cm"/>
        </style:tab-stops>
      </style:paragraph-properties>
    </style:style>
    <style:style style:name="P63" style:family="paragraph" style:parent-style-name="Standard" style:list-style-name="WW8Num5">
      <style:paragraph-properties>
        <style:tab-stops>
          <style:tab-stop style:position="2.771cm"/>
        </style:tab-stops>
      </style:paragraph-properties>
    </style:style>
    <style:style style:name="P64" style:family="paragraph" style:parent-style-name="Standard" style:list-style-name="WW8Num4">
      <style:paragraph-properties>
        <style:tab-stops>
          <style:tab-stop style:position="2.771cm"/>
        </style:tab-stops>
      </style:paragraph-properties>
    </style:style>
    <style:style style:name="P65" style:family="paragraph" style:parent-style-name="Standard" style:list-style-name="WW8Num7">
      <style:paragraph-properties>
        <style:tab-stops>
          <style:tab-stop style:position="2.771cm"/>
        </style:tab-stops>
      </style:paragraph-properties>
    </style:style>
    <style:style style:name="P66" style:family="paragraph" style:parent-style-name="Standard" style:list-style-name="WW8Num2"/>
    <style:style style:name="P67" style:family="paragraph" style:parent-style-name="Standard" style:list-style-name="WW8Num2">
      <style:paragraph-properties>
        <style:tab-stops>
          <style:tab-stop style:position="2.54cm"/>
        </style:tab-stops>
      </style:paragraph-properties>
    </style:style>
    <style:style style:name="P68" style:family="paragraph" style:parent-style-name="Standard" style:list-style-name="WW8Num8"/>
    <style:style style:name="P69" style:family="paragraph" style:parent-style-name="Standard">
      <style:paragraph-properties fo:margin-top="0.106cm" fo:margin-bottom="0.106cm" style:contextual-spacing="false" fo:text-align="start" style:justify-single-word="false"/>
      <style:text-properties officeooo:paragraph-rsid="0056d0b4"/>
    </style:style>
    <style:style style:name="P70" style:family="paragraph" style:parent-style-name="Standard">
      <style:paragraph-properties fo:margin-top="0.106cm" fo:margin-bottom="0.106cm" style:contextual-spacing="false"/>
      <style:text-properties fo:font-style="italic" officeooo:paragraph-rsid="0061c2df" style:font-style-asian="italic" style:font-size-complex="12pt"/>
    </style:style>
    <style:style style:name="P71" style:family="paragraph" style:parent-style-name="Standard">
      <style:paragraph-properties fo:margin-top="0.106cm" fo:margin-bottom="0.106cm" style:contextual-spacing="false"/>
      <style:text-properties fo:font-style="italic" officeooo:paragraph-rsid="00457c19" style:font-style-asian="italic" style:font-size-complex="12pt"/>
    </style:style>
    <style:style style:name="P72" style:family="paragraph" style:parent-style-name="Standard">
      <style:paragraph-properties fo:margin-top="0.106cm" fo:margin-bottom="0.106cm" style:contextual-spacing="false"/>
      <style:text-properties fo:font-style="italic" officeooo:paragraph-rsid="006c6605" style:font-style-asian="italic" style:font-size-complex="12pt"/>
    </style:style>
    <style:style style:name="P73" style:family="paragraph" style:parent-style-name="Standard">
      <style:paragraph-properties fo:margin-top="0.106cm" fo:margin-bottom="0.106cm" style:contextual-spacing="false"/>
      <style:text-properties fo:font-style="italic" officeooo:paragraph-rsid="00442cf9" style:font-style-asian="italic" style:font-size-complex="12pt"/>
    </style:style>
    <style:style style:name="P74" style:family="paragraph" style:parent-style-name="Standard" style:master-page-name="Standard">
      <style:paragraph-properties fo:margin-top="0.106cm" fo:margin-bottom="0.106cm" style:contextual-spacing="false" fo:text-align="center" style:justify-single-word="false" style:page-number="1"/>
      <style:text-properties fo:font-weight="bold" style:font-weight-asian="bold" style:font-weight-complex="bold"/>
    </style:style>
    <style:style style:name="P75" style:family="paragraph" style:parent-style-name="Standard" style:list-style-name="WW8Num3">
      <style:paragraph-properties fo:margin-left="1.75cm" fo:margin-right="0cm" fo:text-indent="-0.48cm" style:auto-text-indent="false">
        <style:tab-stops>
          <style:tab-stop style:position="1.752cm"/>
        </style:tab-stops>
      </style:paragraph-properties>
    </style:style>
    <style:style style:name="P76" style:family="paragraph" style:parent-style-name="Heading" style:master-page-name="Convert_20_1">
      <style:paragraph-properties fo:text-align="center" style:justify-single-word="false" style:page-number="auto" fo:break-before="page"/>
      <style:text-properties style:font-name="Times New Roman" officeooo:paragraph-rsid="000023f8" style:font-name-complex="Times New Roman" style:font-size-complex="16pt"/>
    </style:style>
    <style:style style:name="P77" style:family="paragraph" style:parent-style-name="Heading_20_1">
      <style:paragraph-properties fo:break-before="page">
        <style:tab-stops>
          <style:tab-stop style:position="0.751cm"/>
        </style:tab-stops>
      </style:paragraph-properties>
      <style:text-properties fo:font-size="16pt" officeooo:paragraph-rsid="000023f8" style:font-size-asian="16pt"/>
    </style:style>
    <style:style style:name="P78" style:family="paragraph" style:parent-style-name="Heading_20_1">
      <style:paragraph-properties fo:break-before="page">
        <style:tab-stops>
          <style:tab-stop style:position="0.751cm"/>
        </style:tab-stops>
      </style:paragraph-properties>
      <style:text-properties fo:font-size="16pt" officeooo:paragraph-rsid="00010734" style:font-size-asian="16pt" style:font-size-complex="16pt" style:font-weight-complex="bold"/>
    </style:style>
    <style:style style:name="P79" style:family="paragraph" style:parent-style-name="Heading_20_1">
      <style:paragraph-properties fo:break-before="page">
        <style:tab-stops>
          <style:tab-stop style:position="0.751cm"/>
        </style:tab-stops>
      </style:paragraph-properties>
      <style:text-properties fo:font-size="16pt" officeooo:paragraph-rsid="00054916" style:font-size-asian="16pt" style:font-size-complex="16pt"/>
    </style:style>
    <style:style style:name="P80" style:family="paragraph" style:parent-style-name="Heading_20_1">
      <style:paragraph-properties fo:break-before="page">
        <style:tab-stops>
          <style:tab-stop style:position="0.751cm"/>
        </style:tab-stops>
      </style:paragraph-properties>
    </style:style>
    <style:style style:name="P81" style:family="paragraph" style:parent-style-name="Heading_20_1">
      <style:paragraph-properties fo:break-before="page">
        <style:tab-stops>
          <style:tab-stop style:position="0.751cm"/>
        </style:tab-stops>
      </style:paragraph-properties>
      <style:text-properties officeooo:paragraph-rsid="00054916"/>
    </style:style>
    <style:style style:name="P82" style:family="paragraph" style:parent-style-name="Heading_20_1">
      <style:paragraph-properties fo:margin-left="0.762cm" fo:margin-right="0cm" fo:margin-top="0.423cm" fo:margin-bottom="0.106cm" style:contextual-spacing="false" fo:orphans="2" fo:widows="2" fo:text-indent="-0.762cm" style:auto-text-indent="false" fo:break-before="page" style:text-autospace="ideograph-alpha" style:punctuation-wrap="hanging" style:vertical-align="auto">
        <style:tab-stops>
          <style:tab-stop style:position="0.762cm"/>
        </style:tab-stops>
      </style:paragraph-properties>
      <style:text-properties fo:font-size="16pt" officeooo:paragraph-rsid="000023f8" style:font-size-asian="16pt"/>
    </style:style>
    <style:style style:name="P83" style:family="paragraph" style:parent-style-name="Heading_20_1" style:list-style-name="">
      <style:paragraph-properties fo:margin-left="0cm" fo:margin-right="0cm" fo:text-indent="0cm" style:auto-text-indent="false">
        <style:tab-stops>
          <style:tab-stop style:position="0.751cm"/>
        </style:tab-stops>
      </style:paragraph-properties>
    </style:style>
    <style:style style:name="P84" style:family="paragraph" style:parent-style-name="Heading_20_1" style:list-style-name="">
      <style:paragraph-properties fo:margin-left="0cm" fo:margin-right="0cm" fo:text-indent="0cm" style:auto-text-indent="false" fo:break-before="page"/>
    </style:style>
    <style:style style:name="P85" style:family="paragraph" style:parent-style-name="Heading_20_2">
      <style:paragraph-properties>
        <style:tab-stops>
          <style:tab-stop style:position="0.751cm"/>
        </style:tab-stops>
      </style:paragraph-properties>
      <style:text-properties fo:font-size="14pt" style:font-size-asian="14pt"/>
    </style:style>
    <style:style style:name="P86" style:family="paragraph" style:parent-style-name="Heading_20_2">
      <style:paragraph-properties>
        <style:tab-stops>
          <style:tab-stop style:position="0.751cm"/>
        </style:tab-stops>
      </style:paragraph-properties>
      <style:text-properties fo:font-size="14pt" officeooo:paragraph-rsid="00157e2a" style:font-size-asian="14pt"/>
    </style:style>
    <style:style style:name="P87" style:family="paragraph" style:parent-style-name="Heading_20_2">
      <style:paragraph-properties>
        <style:tab-stops>
          <style:tab-stop style:position="0.751cm"/>
        </style:tab-stops>
      </style:paragraph-properties>
      <style:text-properties fo:font-size="14pt" officeooo:paragraph-rsid="00177911" style:font-size-asian="14pt"/>
    </style:style>
    <style:style style:name="P88" style:family="paragraph" style:parent-style-name="Heading_20_2">
      <style:paragraph-properties>
        <style:tab-stops>
          <style:tab-stop style:position="0.751cm"/>
        </style:tab-stops>
      </style:paragraph-properties>
      <style:text-properties fo:font-size="14pt" officeooo:paragraph-rsid="004839fa" style:font-size-asian="14pt"/>
    </style:style>
    <style:style style:name="P89" style:family="paragraph" style:parent-style-name="Heading_20_2">
      <style:text-properties fo:font-size="14pt" style:font-size-asian="14pt" style:font-weight-complex="bold"/>
    </style:style>
    <style:style style:name="P90" style:family="paragraph" style:parent-style-name="Heading_20_2">
      <style:paragraph-properties>
        <style:tab-stops>
          <style:tab-stop style:position="0.751cm"/>
        </style:tab-stops>
      </style:paragraph-properties>
    </style:style>
    <style:style style:name="P91" style:family="paragraph" style:parent-style-name="Heading_20_2" style:list-style-name="">
      <style:paragraph-properties fo:margin-left="0cm" fo:margin-right="0cm" fo:text-indent="0cm" style:auto-text-indent="false"/>
      <style:text-properties fo:font-size="14pt" style:font-size-asian="14pt"/>
    </style:style>
    <style:style style:name="P92" style:family="paragraph" style:parent-style-name="Heading_20_2" style:list-style-name="">
      <style:paragraph-properties fo:margin-left="0cm" fo:margin-right="0cm" fo:text-indent="0cm" style:auto-text-indent="false"/>
      <style:text-properties fo:font-size="14pt" style:font-size-asian="14pt" style:font-size-complex="14pt"/>
    </style:style>
    <style:style style:name="P93" style:family="paragraph" style:parent-style-name="Heading_20_2" style:list-style-name="">
      <style:paragraph-properties fo:margin-left="0cm" fo:margin-right="0cm" fo:text-indent="0cm" style:auto-text-indent="false"/>
      <style:text-properties fo:font-size="14pt" style:font-size-asian="14pt" style:font-weight-complex="bold"/>
    </style:style>
    <style:style style:name="P94" style:family="paragraph" style:parent-style-name="Heading_20_2" style:list-style-name="">
      <style:paragraph-properties fo:margin-left="0cm" fo:margin-right="0cm" fo:text-indent="0cm" style:auto-text-indent="false"/>
    </style:style>
    <style:style style:name="P95" style:family="paragraph" style:parent-style-name="Heading_20_2" style:list-style-name="">
      <style:paragraph-properties fo:margin-left="0cm" fo:margin-right="0cm" fo:margin-top="0.423cm" fo:margin-bottom="0.212cm" style:contextual-spacing="false" fo:text-indent="0cm" style:auto-text-indent="false"/>
    </style:style>
    <style:style style:name="P96" style:family="paragraph" style:parent-style-name="Heading_20_2" style:list-style-name="">
      <style:paragraph-properties fo:margin-left="0cm" fo:margin-right="0cm" fo:margin-top="0.423cm" fo:margin-bottom="0.212cm" style:contextual-spacing="false" fo:text-indent="0cm" style:auto-text-indent="false"/>
      <style:text-properties fo:font-size="14pt" style:font-size-asian="14pt" style:font-weight-complex="bold"/>
    </style:style>
    <style:style style:name="P97" style:family="paragraph" style:parent-style-name="Heading_20_3">
      <style:paragraph-properties fo:margin-left="1.002cm" fo:margin-right="0cm" fo:text-indent="-1.002cm" style:auto-text-indent="false"/>
    </style:style>
    <style:style style:name="P98" style:family="paragraph" style:parent-style-name="Heading_20_3">
      <style:paragraph-properties fo:margin-left="0cm" fo:margin-right="0cm" fo:text-indent="0cm" style:auto-text-indent="false">
        <style:tab-stops>
          <style:tab-stop style:position="0cm"/>
        </style:tab-stops>
      </style:paragraph-properties>
    </style:style>
    <style:style style:name="P99" style:family="paragraph" style:parent-style-name="Contents_20_2">
      <style:paragraph-properties>
        <style:tab-stops>
          <style:tab-stop style:position="15cm" style:type="right" style:leader-style="dotted" style:leader-text="."/>
          <style:tab-stop style:position="15.24cm" style:leader-style="dotted" style:leader-text="."/>
        </style:tab-stops>
      </style:paragraph-properties>
    </style:style>
    <style:style style:name="P100" style:family="paragraph" style:parent-style-name="Contents_20_1">
      <style:paragraph-properties>
        <style:tab-stops>
          <style:tab-stop style:position="15cm" style:type="right" style:leader-style="dotted" style:leader-text="."/>
          <style:tab-stop style:position="15.24cm" style:leader-style="dotted" style:leader-text="."/>
        </style:tab-stops>
      </style:paragraph-properties>
    </style:style>
    <style:style style:name="P101" style:family="paragraph" style:parent-style-name="Contents_20_3">
      <style:paragraph-properties>
        <style:tab-stops>
          <style:tab-stop style:position="15cm" style:type="right" style:leader-style="dotted" style:leader-text="."/>
          <style:tab-stop style:position="15.24cm"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size-complex="12pt" style:font-weight-complex="bold"/>
    </style:style>
    <style:style style:name="T3" style:family="text">
      <style:text-properties style:font-size-complex="16pt"/>
    </style:style>
    <style:style style:name="T4" style:family="text">
      <style:text-properties style:font-size-complex="12pt"/>
    </style:style>
    <style:style style:name="T5" style:family="text">
      <style:text-properties fo:font-size="14pt" style:font-size-asian="14pt" style:font-size-complex="12pt"/>
    </style:style>
    <style:style style:name="T6" style:family="text">
      <style:text-properties fo:font-size="16pt" style:font-size-asian="16pt" style:font-size-complex="16pt"/>
    </style:style>
    <style:style style:name="T7" style:family="text">
      <style:text-properties fo:font-size="16pt" style:font-size-asian="16pt" style:font-size-complex="16pt"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weight-complex="bold"/>
    </style:style>
    <style:style style:name="T11" style:family="text">
      <style:text-properties fo:font-style="italic" fo:font-weight="normal" style:font-style-asian="italic" style:font-weight-asian="normal" style:font-weight-complex="normal"/>
    </style:style>
    <style:style style:name="T12" style:family="text">
      <style:text-properties fo:color="#000000"/>
    </style:style>
    <style:style style:name="T13" style:family="text">
      <style:text-properties fo:color="#000000" fo:font-style="italic" style:font-style-asian="italic"/>
    </style:style>
    <style:style style:name="T14" style:family="text">
      <style:text-properties fo:font-style="normal" style:font-style-asian="normal" style:font-size-complex="16pt" style:font-style-complex="normal"/>
    </style:style>
    <style:style style:name="T15" style:family="text">
      <style:text-properties style:text-position="super 58%" fo:font-style="italic" fo:font-weight="normal" style:font-style-asian="italic" style:font-weight-asian="normal" style:font-weight-complex="normal"/>
    </style:style>
    <style:style style:name="T16" style:family="text">
      <style:text-properties fo:font-size="12pt" style:font-size-asian="12pt" style:font-size-complex="12pt"/>
    </style:style>
    <style:style style:name="T17"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UNIVERSIDADE FEDERIAL DE GOIÁS</text:p>
      <text:p text:style-name="P28">Engenharia de Software</text:p>
      <text:p text:style-name="P26">MANUTENÇÃO DE SOFTWARE</text:p>
      <text:p text:style-name="P26">Thiago Durante Pires</text:p>
      <text:p text:style-name="P26"/>
      <text:p text:style-name="P26"/>
      <text:p text:style-name="P26"/>
      <text:p text:style-name="P26"/>
      <text:p text:style-name="P26"/>
      <text:p text:style-name="P26"/>
      <text:p text:style-name="P26"/>
      <text:p text:style-name="P26"/>
      <text:p text:style-name="P26"/>
      <text:p text:style-name="P31">Sistema de Planejamento Acadêmico</text:p>
      <text:p text:style-name="P31">Especificação de Objetivos e Requisitos</text:p>
      <text:p text:style-name="P31"/>
      <text:p text:style-name="P31"/>
      <text:p text:style-name="P31"/>
      <text:p text:style-name="P31"/>
      <text:p text:style-name="P31"/>
      <text:p text:style-name="P29">SIPA-EOR-001</text:p>
      <text:p text:style-name="P29"/>
      <text:p text:style-name="P29"/>
      <text:p text:style-name="P29"/>
      <text:p text:style-name="P29"/>
      <text:p text:style-name="P30"/>
      <text:p text:style-name="P29"/>
      <text:p text:style-name="P27">Goiânia, abril de 2014.</text:p>
      <text:p text:style-name="P76">REVISÕES</text:p>
      <text:p text:style-name="P32">A primeira versão deste documento é criada após a sua aprovação e é vinculada a uma baseline do software. Esta versão, portanto, não pode ser modificada. As modificações que se fizerem necessárias após a criação da baseline farão parte de uma versão seguinte que será vinculada a outra baseline. Este procedimento pode se repetir sucessivamente. As modificações introduzidas em cada versão devem ser registradas seguindo o modelo do quadro abaixo. Desta forma, será possível perceber as diferenças entre as diversas versões geradas.</text:p>
      <text:p text:style-name="P32"><text:span text:style-name="Emphasis"><text:span text:style-name="T4"/></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span text:style-name="Emphasis"><text:span text:style-name="T4">Data</text:span></text:span></text:p>
          </table:table-cell>
          <table:table-cell table:style-name="Table1.A1" office:value-type="string">
            <text:p text:style-name="P20"><text:span text:style-name="Emphasis"><text:span text:style-name="T4">Descrição</text:span></text:span></text:p>
          </table:table-cell>
          <table:table-cell table:style-name="Table1.C1" office:value-type="string">
            <text:p text:style-name="P20"><text:span text:style-name="Emphasis"><text:span text:style-name="T4">Autor</text:span></text:span></text:p>
          </table:table-cell>
        </table:table-row>
        <table:table-row table:style-name="Table1.1">
          <table:table-cell table:style-name="Table1.A1" office:value-type="string">
            <text:p text:style-name="P6"><text:span text:style-name="Emphasis"><text:span text:style-name="T4">11/04/2014</text:span></text:span></text:p>
          </table:table-cell>
          <table:table-cell table:style-name="Table1.A1" office:value-type="string">
            <text:p text:style-name="P6"><text:span text:style-name="Emphasis"><text:span text:style-name="T4">Criação e adaptação inicial do Template à realidade do Sistema</text:span></text:span></text:p>
          </table:table-cell>
          <table:table-cell table:style-name="Table1.C1" office:value-type="string">
            <text:p text:style-name="P6"><text:span text:style-name="Emphasis"><text:span text:style-name="T4">Thiago Durante Pires</text:span></text:span></text:p>
          </table:table-cell>
        </table:table-row>
        <table:table-row table:style-name="Table1.1">
          <table:table-cell table:style-name="Table1.A3" office:value-type="string">
            <text:p text:style-name="P8">15/04/2014</text:p>
          </table:table-cell>
          <table:table-cell table:style-name="Table1.A3" office:value-type="string">
            <text:p text:style-name="P8">Formatação do documento e atualização do campo Introdução</text:p>
          </table:table-cell>
          <table:table-cell table:style-name="Table1.C3" office:value-type="string">
            <text:p text:style-name="P8">Thiago Durante Pires</text:p>
          </table:table-cell>
        </table:table-row>
        <table:table-row table:style-name="Table1.1">
          <table:table-cell table:style-name="Table1.A3" office:value-type="string">
            <text:p text:style-name="P8">15/04/2014</text:p>
          </table:table-cell>
          <table:table-cell table:style-name="Table1.A3" office:value-type="string">
            <text:p text:style-name="P9">Descrição inicial do sistema e preenchimento de alguns subitens do item 2</text:p>
          </table:table-cell>
          <table:table-cell table:style-name="Table1.C3" office:value-type="string">
            <text:p text:style-name="P8">Thiago Durante Pires</text:p>
          </table:table-cell>
        </table:table-row>
        <table:table-row table:style-name="Table1.1">
          <table:table-cell table:style-name="Table1.A3" office:value-type="string">
            <text:p text:style-name="P10">25/04/2014</text:p>
          </table:table-cell>
          <table:table-cell table:style-name="Table1.A3" office:value-type="string">
            <text:p text:style-name="P11">Atualização da descrição do Problema e do Sistema, item 2</text:p>
          </table:table-cell>
          <table:table-cell table:style-name="Table1.C3" office:value-type="string">
            <text:p text:style-name="P10">Thiago Durante Pires</text:p>
          </table:table-cell>
        </table:table-row>
        <table:table-row table:style-name="Table1.1">
          <table:table-cell table:style-name="Table1.A3" office:value-type="string">
            <text:p text:style-name="P69">02/05/2014</text:p>
          </table:table-cell>
          <table:table-cell table:style-name="Table1.A3" office:value-type="string">
            <text:p text:style-name="P69">Correção de alguns itens segundo orientações</text:p>
          </table:table-cell>
          <table:table-cell table:style-name="Table1.C3" office:value-type="string">
            <text:p text:style-name="P69">Thiago Durante Pires</text:p>
          </table:table-cell>
        </table:table-row>
        <table:table-row table:style-name="Table1.1">
          <table:table-cell table:style-name="Table1.A3" office:value-type="string">
            <text:p text:style-name="P6"/>
          </table:table-cell>
          <table:table-cell table:style-name="Table1.A3" office:value-type="string">
            <text:p text:style-name="P6"/>
          </table:table-cell>
          <table:table-cell table:style-name="Table1.C3" office:value-type="string">
            <text:p text:style-name="P6"/>
          </table:table-cell>
        </table:table-row>
      </table:table>
      <text:p text:style-name="P54"><text:span text:style-name="Emphasis"><text:span text:style-name="T3"/></text:span></text:p>
      <text:p text:style-name="P47"><text:span text:style-name="Emphasis"><text:span text:style-name="T14">SUMÁRIO</text:span></text:span></text:p>
      <text:p text:style-name="P43"/>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0"><text:a xlink:type="simple" xlink:href="#__RefHeading__85_992113723" text:style-name="Index_20_Link" text:visited-style-name="Index_20_Link">1. INTRODUÇÃO<text:tab/>6</text:a></text:p>
          <text:p text:style-name="P99"><text:a xlink:type="simple" xlink:href="#__RefHeading__3_936143302" text:style-name="Index_20_Link" text:visited-style-name="Index_20_Link">1.1. Objetivos<text:tab/>6</text:a></text:p>
          <text:p text:style-name="P99"><text:a xlink:type="simple" xlink:href="#__RefHeading__5_936143302" text:style-name="Index_20_Link" text:visited-style-name="Index_20_Link">1.2. Público Alvo<text:tab/>6</text:a></text:p>
          <text:p text:style-name="P99"><text:a xlink:type="simple" xlink:href="#__RefHeading__7_936143302" text:style-name="Index_20_Link" text:visited-style-name="Index_20_Link">1.3. Organização do documento<text:tab/>6</text:a></text:p>
          <text:p text:style-name="P100"><text:a xlink:type="simple" xlink:href="#__RefHeading__9_936143302" text:style-name="Index_20_Link" text:visited-style-name="Index_20_Link">2. DESCRIÇÃO DO PROBLEMA E DO SISTEMA<text:tab/>7</text:a></text:p>
          <text:p text:style-name="P99"><text:a xlink:type="simple" xlink:href="#__RefHeading__53_1004960596" text:style-name="Index_20_Link" text:visited-style-name="Index_20_Link">2.1. Identificação e missão do Sistema<text:tab/>7</text:a></text:p>
          <text:p text:style-name="P99"><text:a xlink:type="simple" xlink:href="#__RefHeading__13_936143302" text:style-name="Index_20_Link" text:visited-style-name="Index_20_Link">2.2. Domínio do problema e contexto de sua aplicação<text:tab/>7</text:a></text:p>
          <text:p text:style-name="P99"><text:a xlink:type="simple" xlink:href="#__RefHeading__15_936143302" text:style-name="Index_20_Link" text:visited-style-name="Index_20_Link">2.3. Objetivos e Benefícios Esperados do Sistema<text:tab/>8</text:a></text:p>
          <text:p text:style-name="P99"><text:a xlink:type="simple" xlink:href="#__RefHeading__17_936143302" text:style-name="Index_20_Link" text:visited-style-name="Index_20_Link">2.4. Características Essenciais do Sistema<text:tab/>8</text:a></text:p>
          <text:p text:style-name="P99"><text:a xlink:type="simple" xlink:href="#__RefHeading__19_936143302" text:style-name="Index_20_Link" text:visited-style-name="Index_20_Link">2.5. Descrição dos interessados do sistema<text:tab/>9</text:a></text:p>
          <text:p text:style-name="P99"><text:a xlink:type="simple" xlink:href="#__RefHeading__63_1004960596" text:style-name="Index_20_Link" text:visited-style-name="Index_20_Link">2.6. Diagnostico da Situação Atual<text:tab/>9</text:a></text:p>
          <text:p text:style-name="P101"><text:a xlink:type="simple" xlink:href="#__RefHeading__23_936143302" text:style-name="Index_20_Link" text:visited-style-name="Index_20_Link">2.6.1 .Áreas de negócio atendidas<text:tab/>9</text:a></text:p>
          <text:p text:style-name="P101"><text:a xlink:type="simple" xlink:href="#__RefHeading__25_936143302" text:style-name="Index_20_Link" text:visited-style-name="Index_20_Link">2.6.2 .Áreas de negócio não atendidas<text:tab/>10</text:a></text:p>
          <text:p text:style-name="P101"><text:a xlink:type="simple" xlink:href="#__RefHeading__27_936143302" text:style-name="Index_20_Link" text:visited-style-name="Index_20_Link">2.6.3 .Integração com outros sistemas da empresa<text:tab/>10</text:a></text:p>
          <text:p text:style-name="P101"><text:a xlink:type="simple" xlink:href="#__RefHeading__29_936143302" text:style-name="Index_20_Link" text:visited-style-name="Index_20_Link">2.6.4 .Integração com outros sistemas de terceiros<text:tab/>10</text:a></text:p>
          <text:p text:style-name="P101"><text:a xlink:type="simple" xlink:href="#__RefHeading__31_936143302" text:style-name="Index_20_Link" text:visited-style-name="Index_20_Link">2.6.5 .Pontos negativos<text:tab/>10</text:a></text:p>
          <text:p text:style-name="P101"><text:a xlink:type="simple" xlink:href="#__RefHeading__75_1004960596" text:style-name="Index_20_Link" text:visited-style-name="Index_20_Link">2.6.6 .Pontos positivos<text:tab/>10</text:a></text:p>
          <text:p text:style-name="P101"><text:a xlink:type="simple" xlink:href="#__RefHeading__35_936143302" text:style-name="Index_20_Link" text:visited-style-name="Index_20_Link">2.6.7 .Sugestões de melhorias<text:tab/>10</text:a></text:p>
          <text:p text:style-name="P100"><text:a xlink:type="simple" xlink:href="#__RefHeading__37_936143302" text:style-name="Index_20_Link" text:visited-style-name="Index_20_Link">3. CASOS DE USO<text:tab/>11</text:a></text:p>
          <text:p text:style-name="P99"><text:a xlink:type="simple" xlink:href="#__RefHeading__39_936143302" text:style-name="Index_20_Link" text:visited-style-name="Index_20_Link">3.1. Atores<text:tab/>11</text:a></text:p>
          <text:p text:style-name="P99"><text:a xlink:type="simple" xlink:href="#__RefHeading__41_936143302" text:style-name="Index_20_Link" text:visited-style-name="Index_20_Link">3.2. Diagramas de Caso de Uso e Lista de casos de uso<text:tab/>11</text:a></text:p>
          <text:p text:style-name="P99"><text:a xlink:type="simple" xlink:href="#__RefHeading__85_1004960596" text:style-name="Index_20_Link" text:visited-style-name="Index_20_Link">3.3. Descrição de Casos de Uso<text:tab/>11</text:a></text:p>
          <text:p text:style-name="P100"><text:a xlink:type="simple" xlink:href="#__RefHeading__45_936143302" text:style-name="Index_20_Link" text:visited-style-name="Index_20_Link">4. REQUISITOS E RESTRIÇÕES FUNCIONAIS (RFUN)<text:tab/>12</text:a></text:p>
          <text:p text:style-name="P100"><text:a xlink:type="simple" xlink:href="#__RefHeading__47_936143302" text:style-name="Index_20_Link" text:visited-style-name="Index_20_Link">5. REQUISITOS E RESTRIÇÕES NÃO FUNCIONAIS <text:tab/>13</text:a></text:p>
          <text:p text:style-name="P99"><text:a xlink:type="simple" xlink:href="#__RefHeading__49_936143302" text:style-name="Index_20_Link" text:visited-style-name="Index_20_Link">5.1. Requisitos e restrições de informação (RINF)<text:tab/>13</text:a></text:p>
          <text:p text:style-name="P99"><text:a xlink:type="simple" xlink:href="#__RefHeading__51_936143302" text:style-name="Index_20_Link" text:visited-style-name="Index_20_Link"><text:s/>5.2 Requisitos e restrições de interface Homem-Computador (RHIC)<text:tab/>13</text:a></text:p>
          <text:p text:style-name="P99"><text:a xlink:type="simple" xlink:href="#__RefHeading__95_1004960596" text:style-name="Index_20_Link" text:visited-style-name="Index_20_Link"><text:s/>5.3 Requisitos de Interface Externa (RIEX)<text:tab/>14</text:a></text:p>
          <text:p text:style-name="P99"><text:a xlink:type="simple" xlink:href="#__RefHeading__55_936143302" text:style-name="Index_20_Link" text:visited-style-name="Index_20_Link"><text:s/>5.4 Requisitos e Restrições de Projeto (RPRO)<text:tab/>15</text:a></text:p>
          <text:p text:style-name="P99"><text:a xlink:type="simple" xlink:href="#__RefHeading__57_936143302" text:style-name="Index_20_Link" text:visited-style-name="Index_20_Link"><text:s/>5.5 Requisitos e restrições de arquitetura de software (RARQ)<text:tab/>15</text:a></text:p>
          <text:p text:style-name="P99"><text:a xlink:type="simple" xlink:href="#__RefHeading__59_936143302" text:style-name="Index_20_Link" text:visited-style-name="Index_20_Link"><text:s/>5.6 Requisitos e restrições de plataforma de hardware (RPHW)<text:tab/>15</text:a></text:p>
          <text:p text:style-name="P99"><text:a xlink:type="simple" xlink:href="#__RefHeading__61_936143302" text:style-name="Index_20_Link" text:visited-style-name="Index_20_Link"><text:s/>5.7 Requisitos e restrições de plataforma de software (RPSW)<text:tab/>15</text:a></text:p>
          <text:p text:style-name="P99"><text:soft-page-break/><text:a xlink:type="simple" xlink:href="#__RefHeading__105_1004960596" text:style-name="Index_20_Link" text:visited-style-name="Index_20_Link"><text:s/>5.8 Requisitos e restrições de desempenho (RDES)<text:tab/>16</text:a></text:p>
          <text:p text:style-name="P99"><text:a xlink:type="simple" xlink:href="#__RefHeading__65_936143302" text:style-name="Index_20_Link" text:visited-style-name="Index_20_Link"><text:s/>5.9 Requisitos e restrições de disponibilidade (RDIS)<text:tab/>16</text:a></text:p>
          <text:p text:style-name="P99"><text:a xlink:type="simple" xlink:href="#__RefHeading__67_936143302" text:style-name="Index_20_Link" text:visited-style-name="Index_20_Link"><text:s/>5.10 Requisitos e restrições de segurança (RSEG)<text:tab/>17</text:a></text:p>
          <text:p text:style-name="P99"><text:a xlink:type="simple" xlink:href="#__RefHeading__69_936143302" text:style-name="Index_20_Link" text:visited-style-name="Index_20_Link"><text:s/>5.11 Requisitos e restrições de manutenibilidade (RMAN)<text:tab/>17</text:a></text:p>
          <text:p text:style-name="P99"><text:a xlink:type="simple" xlink:href="#__RefHeading__71_936143302" text:style-name="Index_20_Link" text:visited-style-name="Index_20_Link"><text:s/>5.12 Requisitos e restrições de portabilidade (RPOR)<text:tab/>18</text:a></text:p>
          <text:p text:style-name="P99"><text:a xlink:type="simple" xlink:href="#__RefHeading__115_1004960596" text:style-name="Index_20_Link" text:visited-style-name="Index_20_Link"><text:s/>5.13 Requisitos de documentação (RDOC)<text:tab/>18</text:a></text:p>
          <text:p text:style-name="P100"><text:a xlink:type="simple" xlink:href="#__RefHeading__75_936143302" text:style-name="Index_20_Link" text:visited-style-name="Index_20_Link">6. REQUISITOS FUTUROS (RFUT)<text:tab/>19</text:a></text:p>
          <text:p text:style-name="P100"><text:a xlink:type="simple" xlink:href="#__RefHeading__77_936143302" text:style-name="Index_20_Link" text:visited-style-name="Index_20_Link">7. REFERÊNCIAS CRUZADAS COMPLEMENTARES <text:tab/>20</text:a></text:p>
          <text:p text:style-name="P100"><text:a xlink:type="simple" xlink:href="#__RefHeading__79_936143302" text:style-name="Index_20_Link" text:visited-style-name="Index_20_Link">8. APROVAÇÃO FORMAL<text:tab/>21</text:a></text:p>
          <text:p text:style-name="P100"><text:a xlink:type="simple" xlink:href="#__RefHeading__81_936143302" text:style-name="Index_20_Link" text:visited-style-name="Index_20_Link">9. BIBLIOGRAFIA<text:tab/>22</text:a></text:p>
          <text:p text:style-name="P100"><text:a xlink:type="simple" xlink:href="#__RefHeading__83_936143302" text:style-name="Index_20_Link" text:visited-style-name="Index_20_Link"><text:s/>10. ANEXOS<text:tab/>23</text:a></text:p>
        </text:index-body>
      </text:table-of-content>
      <text:section text:style-name="Sect2" text:name="Section2">
        <text:p text:style-name="P35"><text:s/></text:p>
        <text:p text:style-name="P46">FIGURAS E TABELAS</text:p>
        <text:p text:style-name="Standard">Incluir índice de figuras e tabelas mostradas no documento usando o mesmo modelo do índice de conteúdo.</text:p>
        <text:h text:style-name="P77" text:outline-level="1"><text:bookmark-start text:name="__RefHeading__85_992113723"/>INTRODUÇÃO<text:bookmark-end text:name="__RefHeading__85_992113723"/></text:h>
        <text:p text:style-name="P40"><text:tab/>O Sistema de Planejamento Acadêmico (SIPA) visa atender às demandas e processos de todo o ambiente administrativo. O software provê facilidades referentes às diversas tarefas a serem realizadas no processo de Planejamento envolvendo tanto o corpo docente quanto o técnico administrativo. O software em vigor trabalha com diferentes papéis de usuário, oferecendo visão e permissão diferentes. Diretor, Coordenadores, Professores e Funcionários Administrativos da Unidade compõem o grupo de interessados e possuem cada qual seu próprio perfil.</text:p>
        <text:h text:style-name="P86" text:outline-level="2"><text:bookmark-start text:name="__RefHeading__3_936143302"/><text:bookmark-start text:name="__RefHeading__45_1004960596"/><text:bookmark-start text:name="__RefHeading__87_992113723"/>Objetivos<text:bookmark-end text:name="__RefHeading__3_936143302"/><text:bookmark-end text:name="__RefHeading__45_1004960596"/><text:bookmark-end text:name="__RefHeading__87_992113723"/></text:h>
        <text:p text:style-name="Standard"><text:tab/>O objetivo deste documento é registrar os requisitos percebidos no Sistema de Planejamento Acadêmico (SIPA) bem como identificar seus componentes e histórias de usuários, através de um processo de engenharia reversa. O sistema em questão já está pronto e vigora como um subsistema do SIGERA – Sistema Gerenciador de Requerimento Acadêmico.</text:p>
        <text:p text:style-name="P39"><text:tab/>Os requisitos de um sistema definem o que o sistema deve fazer e as restrições sobre suas operações e implantação [02]. Assim, este documento visa especificar todos os requisitos deste software em um nível de detalhes suficiente para que especialistas possam, futuramente, se embasar neste documento para evoluções e manutenção, tornando desta forma o conceito de Sistema mais conciso, através de uma documentação condizente.</text:p>
        <text:p text:style-name="P39"><text:tab/>Além disso, o objetivo deste documento também abrange a incorporação de melhorias nos requisitos para que se possa, posteriormente, em um processo de manutenção, servir de base para a implementação destas novas características evolutivas e perfectivas.</text:p>
        <text:h text:style-name="P87" text:outline-level="2"><text:bookmark-start text:name="__RefHeading__5_936143302"/><text:bookmark-start text:name="__RefHeading__47_1004960596"/><text:bookmark-start text:name="__RefHeading__89_992113723"/>Público Alvo<text:bookmark-end text:name="__RefHeading__5_936143302"/><text:bookmark-end text:name="__RefHeading__47_1004960596"/><text:bookmark-end text:name="__RefHeading__89_992113723"/></text:h>
        <text:p text:style-name="P41"><text:span text:style-name="T16"><text:tab/></text:span>Inicialmente o Sistema aplica-se ao Instituo de Informática da UFG e tem como principais interessados todo o corpo docente, os diretores dos respectivos cursos e o reitor da Universidade. O software provê facilidades e melhorias que abrangem cada um desses usuários os quais serão descritos sistematicamente em um momento vindouro.</text:p>
        <text:h text:style-name="P85" text:outline-level="2"><text:bookmark-start text:name="__RefHeading__7_936143302"/><text:bookmark-start text:name="__RefHeading__49_1004960596"/><text:bookmark-start text:name="__RefHeading__91_992113723"/>Organização do documento<text:bookmark-end text:name="__RefHeading__7_936143302"/><text:bookmark-end text:name="__RefHeading__49_1004960596"/><text:bookmark-end text:name="__RefHeading__91_992113723"/></text:h>
        <text:p text:style-name="Standard"><text:tab/>O documento em questão é composto, basicamente, por duas seções principais. A primeira seção descreve o sistema em um mais alto nível, provendo características gerais. Esta abordagem propicia um melhor entendimento do panorama geral por parte de cada um dos stakeholders bem como da dinâmica atual. Posteriormente é feito uma descrição mais detalhada, mais baixo nível. Esta outra abordagem servirá de base formal para um posterior desenvolvimento ou mesmo etapas do processo de manutenção e abrange requisitos funcionais e não funcionais, casos de uso, etc.</text:p>
        <text:h text:style-name="P82" text:outline-level="1"><text:bookmark-start text:name="__RefHeading__9_936143302"/><text:bookmark-start text:name="__RefHeading__51_1004960596"/><text:bookmark-start text:name="__RefHeading__93_992113723"/>DESCRIÇÃO DO PROBLEMA E DO SISTEMA<text:bookmark-end text:name="__RefHeading__9_936143302"/><text:bookmark-end text:name="__RefHeading__51_1004960596"/><text:bookmark-end text:name="__RefHeading__93_992113723"/></text:h>
        <text:p text:style-name="Standard"><text:tab/>Nesta seção o sistema objeto da especificação de requisitos é descrito. O domínio do problema que deverá ser resolvido pelo sistema é explicado e também as características específicas do problema no contexto em que o sistema deverá ser utilizado. </text:p>
        <text:h text:style-name="P85" text:outline-level="2"><text:bookmark-start text:name="__RefHeading__53_1004960596"/><text:bookmark-start text:name="__RefHeading__11_936143302"/><text:bookmark-start text:name="__RefHeading__95_992113723"/>Identificação e missão do Sistema<text:bookmark-end text:name="__RefHeading__53_1004960596"/><text:bookmark-end text:name="__RefHeading__11_936143302"/><text:bookmark-end text:name="__RefHeading__95_992113723"/></text:h>
        <text:p text:style-name="P33"><text:tab/>O SIPA visa automatizar o processo de Planejamento Acadêmico, formalizando e facilitando as tarefas que o compõem. Muitas vezes tido como um trabalho oneroso, atividades como a escolha da Bibliografia Básica, a Alocação Física, a Definição de Horários, Elaboração da Ementa, são facilitadas pelo SIPA, que em conjunto com outros sistemas, cooperam para um planejamento, registro e aprovação efetivos das disciplinas em questão.</text:p>
        <text:h text:style-name="P85" text:outline-level="2"><text:bookmark-start text:name="__RefHeading__13_936143302"/><text:bookmark-start text:name="__RefHeading__55_1004960596"/><text:bookmark-start text:name="__RefHeading__97_992113723"/>Domínio do problema e contexto de sua aplicação<text:bookmark-end text:name="__RefHeading__13_936143302"/><text:bookmark-end text:name="__RefHeading__55_1004960596"/><text:bookmark-end text:name="__RefHeading__97_992113723"/></text:h>
        <text:p text:style-name="P34"><text:tab/>O planejamento das disciplinas deve ser submetido a um processo formal e padrão de registro e aprovação/auditoria. Algumas atribuições específicas de registro devem ser obrigatórias, por exemplo, uma disciplina deve, obrigatoriamente, conter um Professor, fazer parte de um Curso específico, seguir determinada Matriz Curricular, etc. E neste caso, a obrigatoriedade e template padrão para a elaboração do Plano de Aula são providos pelo próprio sistema do SIPA.</text:p>
        <text:p text:style-name="P34"><text:tab/>O corpo docente é o responsável pelo processo de registro do Plano Acadêmico da Disciplina ministrada. Depois de registrado, o Plano de Aula deve ser aprovado pelo Coordenador do Curso, o qual verificará, mediante critérios objetivos, a completude e adequação do Plano avaliado em relação às normas e padrões requeridos pelo Curso oferecido. Além disso, o Coordenador poderá fazer algumas mudanças no registro da disciplina conforme julgar necessário.</text:p>
        <text:p text:style-name="P42"><text:span text:style-name="T4"><text:tab/>/*Além dos processos de Registro e Aprovação do Plano de aula temos também o processo de Consulta, saída do sistema ser no inf, pdf e portal... que geralmente é realizado pelo Técnico-Administrativo, algumas atividades desse processo incluem a consulta de ementas de disciplinas já aprovadas, a consulta de alunos matriculados em determinada disciplina, a consulta de local e horário de ministração das aulas, etc. É importante ressaltar que o processo de consulta pode ser feito por Docentes, Coordenadores e Técnicos-Administrativos conseguinte sua área acadêmica de atuação e pode ser feito pelo Administrador do Sistema e pelo Reitor da Universidade independentemente da área.*/</text:span></text:p>
        <text:p text:style-name="P42"><text:span text:style-name="T4"><text:tab/>/*</text:span><text:span text:style-name="T4">Outro processo a ser citado é o de Auditoria, realizado pela junta avaliadora personificada na figura do Reitor da Universidade, que estabelecerá a adequação de cada uma das disciplinas e matrizes curr</text:span><text:span text:style-name="T4">i</text:span><text:span text:style-name="T4">culares de cada um dos cursos mediante normas impostas pelo Ministério da Educação e parâmetros formais e objetivos que viabilizam esse julgamento.*/</text:span></text:p>
        <text:p text:style-name="P34"><text:tab/></text:p>
        <text:h text:style-name="P85" text:outline-level="2"><text:bookmark-start text:name="__RefHeading__15_936143302"/><text:bookmark-start text:name="__RefHeading__57_1004960596"/><text:bookmark-start text:name="__RefHeading__99_992113723"/><text:soft-page-break/>Objetivos e Benefícios Esperados do Sistema<text:bookmark-end text:name="__RefHeading__15_936143302"/><text:bookmark-end text:name="__RefHeading__57_1004960596"/><text:bookmark-end text:name="__RefHeading__99_992113723"/></text:h>
        <text:p text:style-name="P32"><text:tab/>/*Esta seção descreve os objetivos e os benefícios esperados com a implementação das melhorias no sistema. É uma abordagem mais refinada da descrição do SIPA que visa uma melhor visualização do que, de fato, almeja-se com a evolução do software.*/</text:p>
        <text:p text:style-name="P32"><text:tab/>Os demais objetivos do SIPA não especificados nesta seção serão discutidos mais adiante na seção de Requisitos uma vez que estes mesmo objetivos já foram implementados e são satisfeitos pelo panorama atual do sistema.</text:p>
        <text:p text:style-name="P32"/>
        <table:table table:name="Table2" table:style-name="Table2">
          <table:table-column table:style-name="Table2.A"/>
          <table:table-column table:style-name="Table2.B"/>
          <table:table-row table:style-name="Table2.1">
            <table:table-cell table:style-name="Table2.A1" office:value-type="string">
              <text:p text:style-name="P12">Objetivo a ser alcançado</text:p>
            </table:table-cell>
            <table:table-cell table:style-name="Table2.B1" office:value-type="string">
              <text:p text:style-name="P12">Benefício adquirido</text:p>
            </table:table-cell>
          </table:table-row>
          <table:table-row table:style-name="Table2.1">
            <table:table-cell table:style-name="Table2.A1" office:value-type="string">
              <text:p text:style-name="P14">Automatizar e padronizar as atividades de registro de disciplinas</text:p>
            </table:table-cell>
            <table:table-cell table:style-name="Table2.B1" office:value-type="string">
              <text:p text:style-name="P13">Permitir que o corpo docente se embase em um template padrão e estruturado no ato do Planejamento Acadêmico das disciplinas ministradas.</text:p>
            </table:table-cell>
          </table:table-row>
          <table:table-row table:style-name="Table2.1">
            <table:table-cell table:style-name="Table2.A3" office:value-type="string">
              <text:p text:style-name="P71">//Avaliação passa a ser um conceito</text:p>
              <text:p text:style-name="P72">Atender à regulamentação vigente</text:p>
            </table:table-cell>
            <table:table-cell table:style-name="Table2.B3" office:value-type="string">
              <text:p text:style-name="P15">Permitir a atribuição de características específicas inerentes ao conceito de avaliação como uma data de realização, um conteúdo, uma turma.</text:p>
            </table:table-cell>
          </table:table-row>
          <table:table-row table:style-name="Table2.1">
            <table:table-cell table:style-name="Table2.A3" office:value-type="string">
              <text:p text:style-name="P14">Geração automática e consolidada de calendário de provas/avaliações</text:p>
              <text:p text:style-name="P14">.</text:p>
              <text:p text:style-name="P14">.</text:p>
              <text:p text:style-name="P14">.</text:p>
            </table:table-cell>
            <table:table-cell table:style-name="Table2.B3" office:value-type="string">
              <text:p text:style-name="P16">Permitir que, à partir dos atributos de datas inerentes às avaliações, construa-se um calendário automático e consolidado que permite a visualização do cronograma acadêmico em uma forma mais concisa.</text:p>
            </table:table-cell>
          </table:table-row>
          <table:table-row table:style-name="Table2.1">
            <table:table-cell table:style-name="Table2.A3" office:value-type="string">
              <text:p text:style-name="P15">Notificação de avaliações via celular</text:p>
            </table:table-cell>
            <table:table-cell table:style-name="Table2.B3" office:value-type="string">
              <text:p text:style-name="P17">Permitir que os interessados cadastrados no sistema nas suas respectivas disciplinas recebam notificações/lembretes algum tempo (valor default) antes da data prevista de acordo com suas turmas cursadas.</text:p>
            </table:table-cell>
          </table:table-row>
          <table:table-row table:style-name="Table2.1">
            <table:table-cell table:style-name="Table2.A3" office:value-type="string">
              <text:p text:style-name="P15">Bibliografia obtida da Biblioteca</text:p>
            </table:table-cell>
            <table:table-cell table:style-name="Table2.B3" office:value-type="string">
              <text:p text:style-name="P18">Permitir que o registro das disciplinas, mais especificamente, de suas bibliografias, siga recomendações quantitativas e qualitativas da Instituição, além disso, é possível a verificação do número de exemplares disponíveis para uso do discente.</text:p>
            </table:table-cell>
          </table:table-row>
          <table:table-row table:style-name="Table2.1">
            <table:table-cell table:style-name="Table2.A3" office:value-type="string">
              <text:p text:style-name="P70">Edição por mais de um professor</text:p>
            </table:table-cell>
            <table:table-cell table:style-name="Table2.B3" office:value-type="string">
              <text:p text:style-name="P70">É necessário que o sistema permita que mais de um professor atualize o plano de aula de uma mesma disciplina ministrada, com isso, espera-se uma melhor cooperatividade e um melhor planejamento.</text:p>
            </table:table-cell>
          </table:table-row>
        </table:table>
        <text:h text:style-name="P88" text:outline-level="2"><text:bookmark-start text:name="__RefHeading__17_936143302"/><text:bookmark-start text:name="__RefHeading__59_1004960596"/><text:bookmark-start text:name="__RefHeading__101_992113723"/><text:soft-page-break/>Características Essenciais do Sistema<text:bookmark-end text:name="__RefHeading__17_936143302"/><text:bookmark-end text:name="__RefHeading__59_1004960596"/><text:bookmark-end text:name="__RefHeading__101_992113723"/></text:h>
        <text:p text:style-name="P32">Descrever todas as características que devem ser consideradas para avaliar o sucesso do produto construído. Os detalhes necessários a essa avaliação devem ser especificados. Por exemplo, se a capacidade do sistema ser executado em diferentes plataformas computacionais é especificada como uma característica do sistema, deve ser definido um conjunto de plataformas que serão usadas para avaliar essa característica.</text:p>
        <text:p text:style-name="P32">O produto final do processo de desenvolvimento será validado com relação à missão, aos objetivos e às características descritas neste documento.</text:p>
        <text:h text:style-name="P85" text:outline-level="2"><text:bookmark-start text:name="__RefHeading__19_936143302"/><text:bookmark-start text:name="__RefHeading__61_1004960596"/><text:bookmark-start text:name="__RefHeading__103_992113723"/>Descrição dos interessados do sistema<text:bookmark-end text:name="__RefHeading__19_936143302"/><text:bookmark-end text:name="__RefHeading__61_1004960596"/><text:bookmark-end text:name="__RefHeading__103_992113723"/></text:h>
        <text:p text:style-name="P48">Descrever os perfis de cada interessado envolvido com o sistem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text:span text:style-name="Emphasis"><text:span text:style-name="T2">Interessado(s)</text:span></text:span></text:p>
            </table:table-cell>
            <table:table-cell table:style-name="Table3.A1" office:value-type="string">
              <text:p text:style-name="P21"><text:span text:style-name="Emphasis"><text:span text:style-name="T2">Descrição</text:span></text:span></text:p>
            </table:table-cell>
            <table:table-cell table:style-name="Table3.C1" office:value-type="string">
              <text:p text:style-name="P21"><text:span text:style-name="Emphasis"><text:span text:style-name="T2">Necessidades Básicas</text:span></text:span></text:p>
            </table:table-cell>
          </table:table-row>
          <table:table-row table:style-name="Table3.1">
            <table:table-cell table:style-name="Table3.A1" office:value-type="string">
              <text:p text:style-name="P22"><text:span text:style-name="Emphasis"><text:span text:style-name="T4">Administrador do Sistema</text:span></text:span></text:p>
            </table:table-cell>
            <table:table-cell table:style-name="Table3.A1" office:value-type="string">
              <text:p text:style-name="P22"><text:span text:style-name="Emphasis"><text:span text:style-name="T4">Responsável pela administração e configuração do SIPA</text:span></text:span></text:p>
            </table:table-cell>
            <table:table-cell table:style-name="Table3.C1" office:value-type="string">
              <text:p text:style-name="P23"><text:span text:style-name="Emphasis"><text:span text:style-name="T4">Deve dispor de ferramentas que possibilitem a manutenção de perfis, a publicação de avisos e configuração geral </text:span></text:span><text:span text:style-name="Emphasis"><text:span text:style-name="T4">do sistema</text:span></text:span></text:p>
            </table:table-cell>
          </table:table-row>
          <table:table-row table:style-name="Table3.1">
            <table:table-cell table:style-name="Table3.A3" office:value-type="string">
              <text:p text:style-name="P22">Coordenador do Curso</text:p>
            </table:table-cell>
            <table:table-cell table:style-name="Table3.A3" office:value-type="string">
              <text:p text:style-name="P22">Responsável por verificar a o plano proposta pelos docentes, deferindo ou indeferindo a disciplina nos seguintes parâmetros.</text:p>
            </table:table-cell>
            <table:table-cell table:style-name="Table3.C3" office:value-type="string">
              <text:p text:style-name="P24">O Coordenador deve ter acesso à cada uma das disciplinas ministradas no curso a ele atribuído, deve ser capaz também de alterá-las e adaptá-las a fim de conseguir um resultado mais satisfatório, deve também ser capaz de aprovar ou não um os planos proposto de uma determinada disciplina.</text:p>
            </table:table-cell>
          </table:table-row>
          <table:table-row table:style-name="Table3.1">
            <table:table-cell table:style-name="Table3.A3" office:value-type="string">
              <text:p text:style-name="P56">Docente</text:p>
            </table:table-cell>
            <table:table-cell table:style-name="Table3.A3" office:value-type="string">
              <text:p text:style-name="P59">Agentes responsáveis pela criação dos Planos Acadêmicos, escolha da bibliografias suplementar e complementar com consulta ao sistema da bibliotecas</text:p>
            </table:table-cell>
            <table:table-cell table:style-name="Table3.C3" office:value-type="string">
              <text:p text:style-name="P59">Deve ter acesso ao criação/cadastro, edição e validação dos planos de aula .</text:p>
            </table:table-cell>
          </table:table-row>
          <table:table-row table:style-name="Table3.1">
            <table:table-cell table:style-name="Table3.A3" office:value-type="string">
              <text:p text:style-name="P57">MEC</text:p>
            </table:table-cell>
            <table:table-cell table:style-name="Table3.A3" office:value-type="string">
              <text:p text:style-name="P60">Regulamentação geral - </text:p>
            </table:table-cell>
            <table:table-cell table:style-name="Table3.C3" office:value-type="string">
              <text:p text:style-name="P59"/>
            </table:table-cell>
          </table:table-row>
          <table:table-row table:style-name="Table3.1">
            <table:table-cell table:style-name="Table3.A3" office:value-type="string">
              <text:p text:style-name="P58">RGCG regulamento geral dos cursos de graduação – tem que ter duas avaliações</text:p>
            </table:table-cell>
            <table:table-cell table:style-name="Table3.A3" office:value-type="string">
              <text:p text:style-name="P59"/>
            </table:table-cell>
            <table:table-cell table:style-name="Table3.C3" office:value-type="string">
              <text:p text:style-name="P59"/>
            </table:table-cell>
          </table:table-row>
        </table:table>
        <text:h text:style-name="P90" text:outline-level="2"><text:bookmark-start text:name="__RefHeading__63_1004960596"/><text:bookmark-start text:name="__RefHeading__21_936143302"/><text:bookmark-start text:name="__RefHeading__105_992113723"/><text:soft-page-break/><text:span text:style-name="Emphasis"><text:span text:style-name="T5">Diagnostico da Situação Atual</text:span></text:span><text:bookmark-end text:name="__RefHeading__63_1004960596"/><text:bookmark-end text:name="__RefHeading__21_936143302"/><text:bookmark-end text:name="__RefHeading__105_992113723"/></text:h>
        <text:p text:style-name="P48">Descrever a situação atual do sistema que será substituído e/ou informatizado. O software a ser desenvolvido pode substituir outro software, complementar as funcionalidades de outro software ou pode servir para informatizar um sistema manual. Em ambos os casos, é preciso analisar o sistema que será modificado pela implantação do novo software.</text:p>
        <text:h text:style-name="P97" text:outline-level="3"><text:bookmark-start text:name="__RefHeading__23_936143302"/><text:bookmark-start text:name="__RefHeading__65_1004960596"/><text:bookmark-start text:name="__RefHeading__107_992113723"/>.Áreas de negócio atendidas<text:bookmark-end text:name="__RefHeading__23_936143302"/><text:bookmark-end text:name="__RefHeading__65_1004960596"/><text:bookmark-end text:name="__RefHeading__107_992113723"/></text:h>
        <text:p text:style-name="P32">Descrever as áreas de negócio (unidades organizacionais) dos clientes (ou da própria empresa, no caso de sistemas de uso interno), que utilizam o sistema atual. Para cada área de negócio identificada deverão ser indicados quais os processos de negócio realizados e como cada processo é executado (para quê, quando e como). Além disso, devem ser identificadas as informações manipuladas no processo.</text:p>
        <text:h text:style-name="P98" text:outline-level="3"><text:bookmark-start text:name="__RefHeading__25_936143302"/><text:bookmark-start text:name="__RefHeading__67_1004960596"/><text:bookmark-start text:name="__RefHeading__109_992113723"/>.Áreas de negócio não atendidas<text:bookmark-end text:name="__RefHeading__25_936143302"/><text:bookmark-end text:name="__RefHeading__67_1004960596"/><text:bookmark-end text:name="__RefHeading__109_992113723"/></text:h>
        <text:p text:style-name="P32">Descrever os processos de negócio que deveriam ou poderiam ser realizados no sistema atual, mas não o são. Identificar que tipo de suporte deveria ser fornecido pelo sistema (o quê deveria ser feito, quando e como) e que tipo de informações seriam necessárias para esse fim.</text:p>
        <text:h text:style-name="P98" text:outline-level="3"><text:bookmark-start text:name="__RefHeading__27_936143302"/><text:bookmark-start text:name="__RefHeading__69_1004960596"/><text:bookmark-start text:name="__RefHeading__111_992113723"/>.Integração com outros sistemas da empresa<text:bookmark-end text:name="__RefHeading__27_936143302"/><text:bookmark-end text:name="__RefHeading__69_1004960596"/><text:bookmark-end text:name="__RefHeading__111_992113723"/></text:h>
        <text:p text:style-name="P32">Explicar como o sistema atual se integra com outros sistemas da empresa (que tipo de integração existe, como, quando e por que ela é feita).</text:p>
        <text:h text:style-name="P98" text:outline-level="3"><text:bookmark-start text:name="__RefHeading__29_936143302"/><text:bookmark-start text:name="__RefHeading__71_1004960596"/><text:bookmark-start text:name="__RefHeading__113_992113723"/>.Integração com outros sistemas de terceiros<text:bookmark-end text:name="__RefHeading__29_936143302"/><text:bookmark-end text:name="__RefHeading__71_1004960596"/><text:bookmark-end text:name="__RefHeading__113_992113723"/></text:h>
        <text:p text:style-name="P32">Explicar como o sistema atual se integra com sistemas desenvolvidos por outras empresas (que tipo de integração existe, como, quando e por que ela é feita).</text:p>
        <text:h text:style-name="P98" text:outline-level="3"><text:bookmark-start text:name="__RefHeading__31_936143302"/><text:bookmark-start text:name="__RefHeading__73_1004960596"/><text:bookmark-start text:name="__RefHeading__115_992113723"/>.Pontos negativos<text:bookmark-end text:name="__RefHeading__31_936143302"/><text:bookmark-end text:name="__RefHeading__73_1004960596"/><text:bookmark-end text:name="__RefHeading__115_992113723"/></text:h>
        <text:p text:style-name="P32">Identificar os problemas e dificuldades que o sistema atual apresenta em termos de funcionalidades, desempenho ou qualquer outro aspecto relevante.</text:p>
        <text:h text:style-name="P98" text:outline-level="3"><text:bookmark-start text:name="__RefHeading__75_1004960596"/><text:bookmark-start text:name="__RefHeading__33_936143302"/><text:bookmark-start text:name="__RefHeading__117_992113723"/>.Pontos positivos<text:bookmark-end text:name="__RefHeading__75_1004960596"/><text:bookmark-end text:name="__RefHeading__33_936143302"/><text:bookmark-end text:name="__RefHeading__117_992113723"/></text:h>
        <text:p text:style-name="P32">Identificar as virtudes e facilidades que o sistema atual apresenta em termos de funcionalidades, desempenho ou qualquer outro aspecto relevante.</text:p>
        <text:h text:style-name="P98" text:outline-level="3"><text:bookmark-start text:name="__RefHeading__35_936143302"/><text:bookmark-start text:name="__RefHeading__77_1004960596"/><text:bookmark-start text:name="__RefHeading__119_992113723"/>.Sugestões de melhorias<text:bookmark-end text:name="__RefHeading__35_936143302"/><text:bookmark-end text:name="__RefHeading__77_1004960596"/><text:bookmark-end text:name="__RefHeading__119_992113723"/></text:h>
        <text:p text:style-name="P32">Listar as principais sugestões de melhorias para o sistema atual, que foram coletadas com clientes, usuários e colaboradores da empresa. Essas sugestões deverão ser classificadas em níveis de prioridade (por exemplo: alta, média, baixa, e descartada).</text:p>
        <text:h text:style-name="P78" text:outline-level="1"><text:bookmark-start text:name="__RefHeading__37_936143302"/><text:bookmark-start text:name="__RefHeading__79_1004960596"/><text:bookmark-start text:name="__RefHeading__121_992113723"/>CASOS DE USO<text:bookmark-end text:name="__RefHeading__37_936143302"/><text:bookmark-end text:name="__RefHeading__79_1004960596"/><text:bookmark-end text:name="__RefHeading__121_992113723"/></text:h>
        <text:p text:style-name="Standard">Nesta seção devem ser identificados os casos de uso do software que será desenvolvido, os atores neles envolvidos e os requisitos funcionais e não funcionais neles tratados.</text:p>
        <text:h text:style-name="P89" text:outline-level="2"><text:bookmark-start text:name="__RefHeading__39_936143302"/><text:bookmark-start text:name="__RefHeading__81_1004960596"/><text:bookmark-start text:name="__RefHeading__123_992113723"/>Atores<text:bookmark-end text:name="__RefHeading__39_936143302"/><text:bookmark-end text:name="__RefHeading__81_1004960596"/><text:bookmark-end text:name="__RefHeading__123_992113723"/></text:h>
        <text:p text:style-name="Standard">Listar todos os atores do software. Ator é tudo aquilo que interage com o software, por exemplo, pessoas, órgãos, software, máquinas, etc.</text:p>
        <text:p text:style-name="P36">Exemplo:</text:p>
        <text:list xml:id="list516427752597427362" text:style-name="WW8Num6">
          <text:list-item>
            <text:p text:style-name="P61">Cliente</text:p>
          </text:list-item>
          <text:list-item>
            <text:p text:style-name="P61">Software de Faturamento</text:p>
          </text:list-item>
          <text:list-item>
            <text:p text:style-name="P61">Atendente</text:p>
          </text:list-item>
          <text:list-item>
            <text:p text:style-name="P61">Telefonista</text:p>
          </text:list-item>
          <text:list-item>
            <text:p text:style-name="P61">Supervisor</text:p>
          </text:list-item>
        </text:list>
        <text:h text:style-name="P89" text:outline-level="2"><text:bookmark-start text:name="__RefHeading__41_936143302"/><text:bookmark-start text:name="__RefHeading__83_1004960596"/><text:bookmark-start text:name="__RefHeading__125_992113723"/>Diagramas de Caso de Uso e Lista de casos de uso<text:bookmark-end text:name="__RefHeading__41_936143302"/><text:bookmark-end text:name="__RefHeading__83_1004960596"/><text:bookmark-end text:name="__RefHeading__125_992113723"/></text:h>
        <text:p text:style-name="Standard">Mostrar os casos de uso do sistema através de diagrama(s) de caso de uso identificados. Listar todos os casos de uso do software identificando sua categoria: primário, secundário ou opcional. Casos de uso primários são aqueles que representam processos comuns principais; casos de uso secundários representam processos menos importantes ou raros; casos de uso opcionais representam processos que talvez não sejam considerados. Quando define a categoria de um caso de uso é mais fácil de perceber quais casos de uso deverão ser expandidos primeiramente. </text:p>
        <text:p text:style-name="P36">Exemplo:</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Ref.</text:p>
            </table:table-cell>
            <table:table-cell table:style-name="Table4.A1" office:value-type="string">
              <text:p text:style-name="P4">Descrição</text:p>
            </table:table-cell>
            <table:table-cell table:style-name="Table4.A1" office:value-type="string">
              <text:p text:style-name="P4">Atores</text:p>
            </table:table-cell>
            <table:table-cell table:style-name="Table4.D1" office:value-type="string">
              <text:p text:style-name="P4">Categoria</text:p>
            </table:table-cell>
          </table:table-row>
          <table:table-row table:style-name="Table4.1">
            <table:table-cell table:style-name="Table4.A1" office:value-type="string">
              <text:p text:style-name="P20">CSU1</text:p>
            </table:table-cell>
            <table:table-cell table:style-name="Table4.A1" office:value-type="string">
              <text:p text:style-name="P20">Registrar ligação</text:p>
            </table:table-cell>
            <table:table-cell table:style-name="Table4.A1" office:value-type="string">
              <text:p text:style-name="P20">Telefonista</text:p>
            </table:table-cell>
            <table:table-cell table:style-name="Table4.D1" office:value-type="string">
              <text:p text:style-name="P20">Primário</text:p>
            </table:table-cell>
          </table:table-row>
          <table:table-row table:style-name="Table4.1">
            <table:table-cell table:style-name="Table4.A1" office:value-type="string">
              <text:p text:style-name="P20">CSU2</text:p>
            </table:table-cell>
            <table:table-cell table:style-name="Table4.A1" office:value-type="string">
              <text:p text:style-name="P20">Solicitar impressão de dados de clientes</text:p>
            </table:table-cell>
            <table:table-cell table:style-name="Table4.A1" office:value-type="string">
              <text:p text:style-name="P20">Atendente</text:p>
            </table:table-cell>
            <table:table-cell table:style-name="Table4.D1" office:value-type="string">
              <text:p text:style-name="P20">Secundário</text:p>
            </table:table-cell>
          </table:table-row>
        </table:table>
        <text:h text:style-name="P89" text:outline-level="2"><text:bookmark-start text:name="__RefHeading__85_1004960596"/><text:bookmark-start text:name="__RefHeading__43_936143302"/><text:bookmark-start text:name="__RefHeading__127_992113723"/>Descrição de Casos de Uso<text:bookmark-end text:name="__RefHeading__85_1004960596"/><text:bookmark-end text:name="__RefHeading__43_936143302"/><text:bookmark-end text:name="__RefHeading__127_992113723"/></text:h>
        <text:p text:style-name="Standard">Identificar e descrever cada caso de uso listado anteriormente.</text:p>
        <text:p text:style-name="Standard">Os casos de uso deverão ser descritos preferencialmente no formato de alto nível, mas dependendo da sua importância ou da sua complexidade eles poderão ser descritos no formato essencial expandido. Casos de uso essenciais são aqueles que não referenciam aspectos de soluções tecnológicas adotadas ao contrário dos casos de uso em formato concreto que referenciam as estruturas de interface da solução projetada para o sistema e outros aspectos tecnológicos do sistema.</text:p>
        <text:h text:style-name="P80" text:outline-level="1"><text:bookmark-start text:name="__RefHeading__45_936143302"/><text:bookmark-start text:name="__RefHeading__87_1004960596"/><text:bookmark-start text:name="__RefHeading__129_992113723"/><text:span text:style-name="T7">REQUISITOS E RESTRIÇÕES FUNCIONAIS</text:span><text:span text:style-name="T7"> (RFUN)</text:span><text:bookmark-end text:name="__RefHeading__45_936143302"/><text:bookmark-end text:name="__RefHeading__87_1004960596"/><text:bookmark-end text:name="__RefHeading__129_992113723"/></text:h>
        <text:p text:style-name="Standard">Elaborar uma lista das funções que o software deve prover. Considerar não apenas as funções intrínsecas (essenciais) do software, mas também as de suporte, tais como administração da utilização do software, cópias de segurança, auditoria, e controle de acesso. </text:p>
        <text:p text:style-name="Standard">Indicar para cada função uma referência, descrição, categoria, prioridade e casos de uso em que ela é tratada. </text:p>
        <text:p text:style-name="P36">Exemplo:</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Ref.</text:p>
            </table:table-cell>
            <table:table-cell table:style-name="Table5.A1" office:value-type="string">
              <text:p text:style-name="P5">Função</text:p>
            </table:table-cell>
            <table:table-cell table:style-name="Table5.A1" office:value-type="string">
              <text:p text:style-name="P4">Categoria</text:p>
            </table:table-cell>
            <table:table-cell table:style-name="Table5.A1" office:value-type="string">
              <text:p text:style-name="P4">Prioridade</text:p>
            </table:table-cell>
            <table:table-cell table:style-name="Table5.E1" office:value-type="string">
              <text:p text:style-name="P4">Casos de Uso</text:p>
            </table:table-cell>
          </table:table-row>
          <table:table-row table:style-name="Table5.1">
            <table:table-cell table:style-name="Table5.A1" office:value-type="string">
              <text:p text:style-name="P20">RFUN1</text:p>
            </table:table-cell>
            <table:table-cell table:style-name="Table5.A1" office:value-type="string">
              <text:p text:style-name="P6">Registrar venda de um produto</text:p>
            </table:table-cell>
            <table:table-cell table:style-name="Table5.A1" office:value-type="string">
              <text:p text:style-name="P20">Evidente</text:p>
            </table:table-cell>
            <table:table-cell table:style-name="Table5.A1" office:value-type="string">
              <text:p text:style-name="P20">Alta</text:p>
            </table:table-cell>
            <table:table-cell table:style-name="Table5.E1" office:value-type="string">
              <text:p text:style-name="P20">CSUx, CSUy</text:p>
            </table:table-cell>
          </table:table-row>
          <table:table-row table:style-name="Table5.1">
            <table:table-cell table:style-name="Table5.A1" office:value-type="string">
              <text:p text:style-name="P20">RFUN2</text:p>
            </table:table-cell>
            <table:table-cell table:style-name="Table5.A1" office:value-type="string">
              <text:p text:style-name="P6">Atualizar o estoque do produto vendido</text:p>
            </table:table-cell>
            <table:table-cell table:style-name="Table5.A1" office:value-type="string">
              <text:p text:style-name="P20">Oculta</text:p>
            </table:table-cell>
            <table:table-cell table:style-name="Table5.A1" office:value-type="string">
              <text:p text:style-name="P20">Média</text:p>
            </table:table-cell>
            <table:table-cell table:style-name="Table5.E1" office:value-type="string">
              <text:p text:style-name="P20">CSUz</text:p>
            </table:table-cell>
          </table:table-row>
        </table:table>
        <text:p text:style-name="P37"><text:s/></text:p>
        <text:h text:style-name="P80" text:outline-level="1"><text:bookmark-start text:name="__RefHeading__47_936143302"/><text:bookmark-start text:name="__RefHeading__89_1004960596"/><text:bookmark-start text:name="__RefHeading__131_992113723"/><text:span text:style-name="T7">REQUISITOS E RESTRIÇÕES NÃO FUNCIONAIS</text:span><text:span text:style-name="T7"> </text:span><text:bookmark-end text:name="__RefHeading__47_936143302"/><text:bookmark-end text:name="__RefHeading__89_1004960596"/><text:bookmark-end text:name="__RefHeading__131_992113723"/></text:h>
        <text:p text:style-name="Standard">Elaborar uma lista de todos os requisitos não funcionais. Considerar requisitos de informação, de interface, de projeto, de arquitetura de software, de plataforma de hardware, de plataforma de software, de plataforma de comunicação, de desempenho, de disponibilidade, de segurança, de manutenibilidade, de portabilidade e de documentação. A lista poderá ser dividida por tipo de requisito, mas é importante que os requisitos tenham uma identificação única para que possam ser referenciados sem ambigüidades no futuro.</text:p>
        <text:h text:style-name="Heading_20_2" text:outline-level="2"><text:bookmark-start text:name="__RefHeading__49_936143302"/><text:bookmark-start text:name="__RefHeading__91_1004960596"/><text:bookmark-start text:name="__RefHeading__133_992113723"/>Requisitos e restrições de informação (RINF)<text:bookmark-end text:name="__RefHeading__49_936143302"/><text:bookmark-end text:name="__RefHeading__91_1004960596"/><text:bookmark-end text:name="__RefHeading__133_992113723"/></text:h>
        <text:p text:style-name="Standard">Elaborar uma lista de todas as necessidades de informação que o software não pode deixar de atender. Esta lista deverá ser classificada em informações cadastrais e informações gerenciais. Por exemplo, para um software de vendas existem, entre outras, as seguintes necessidades de informação:</text:p>
        <text:p text:style-name="P36">Exemplo:</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Ref.</text:p>
            </table:table-cell>
            <table:table-cell table:style-name="Table6.A1" office:value-type="string">
              <text:p text:style-name="P4">Tipo</text:p>
            </table:table-cell>
            <table:table-cell table:style-name="Table6.A1" office:value-type="string">
              <text:p text:style-name="P4">Descrição</text:p>
            </table:table-cell>
            <table:table-cell table:style-name="Table6.D1" office:value-type="string">
              <text:p text:style-name="P4">Casos de Uso</text:p>
            </table:table-cell>
          </table:table-row>
          <table:table-row table:style-name="Table6.1">
            <table:table-cell table:style-name="Table6.A1" office:value-type="string">
              <text:p text:style-name="P20">RINF1</text:p>
            </table:table-cell>
            <table:table-cell table:style-name="Table6.A1" office:value-type="string">
              <text:p text:style-name="P20">Cadastral</text:p>
            </table:table-cell>
            <table:table-cell table:style-name="Table6.A1" office:value-type="string">
              <text:p text:style-name="P6">Vendedor: matrícula, nome, documentos de identificação, salário, endereço e telefone.</text:p>
            </table:table-cell>
            <table:table-cell table:style-name="Table6.D1" office:value-type="string">
              <text:p text:style-name="P6">CSUx</text:p>
            </table:table-cell>
          </table:table-row>
          <table:table-row table:style-name="Table6.1">
            <table:table-cell table:style-name="Table6.A1" office:value-type="string">
              <text:p text:style-name="P20">RINF2</text:p>
            </table:table-cell>
            <table:table-cell table:style-name="Table6.A1" office:value-type="string">
              <text:p text:style-name="P20">Cadastral</text:p>
            </table:table-cell>
            <table:table-cell table:style-name="Table6.A1" office:value-type="string">
              <text:p text:style-name="P7">Produto: código, descrição, unidade de armazenamento, preço.</text:p>
            </table:table-cell>
            <table:table-cell table:style-name="Table6.D1" office:value-type="string">
              <text:p text:style-name="P7">CUSy, CUSz</text:p>
            </table:table-cell>
          </table:table-row>
          <table:table-row table:style-name="Table6.1">
            <table:table-cell table:style-name="Table6.A1" office:value-type="string">
              <text:p text:style-name="P20">RINF3</text:p>
            </table:table-cell>
            <table:table-cell table:style-name="Table6.A1" office:value-type="string">
              <text:p text:style-name="P20">Gerencial</text:p>
            </table:table-cell>
            <table:table-cell table:style-name="Table6.A1" office:value-type="string">
              <text:p text:style-name="P7">Relação dos dez vendedores que mais venderam um determinado produto em um determinado período, contendo a matrícula e o nome do vendedor, o nome do produto, a quantidade vendida, o valor total da venda e a comissão paga.</text:p>
            </table:table-cell>
            <table:table-cell table:style-name="Table6.D1" office:value-type="string">
              <text:p text:style-name="P7">CSUw</text:p>
            </table:table-cell>
          </table:table-row>
        </table:table>
        <text:p text:style-name="P38"/>
        <text:p text:style-name="Standard">Estes requisitos de informação são importantes para verificar a qualidade da modelagem de dados que for feita.<text:span text:style-name="T8"> <text:s text:c="6"/></text:span></text:p>
        <text:h text:style-name="P91" text:outline-level="2"><text:bookmark-start text:name="__RefHeading__51_936143302"/><text:bookmark-start text:name="__RefHeading__93_1004960596"/><text:bookmark-start text:name="__RefHeading__135_992113723"/>5.2 Requisitos e restrições de interface Homem-Computador (RHIC)<text:bookmark-end text:name="__RefHeading__51_936143302"/><text:bookmark-end text:name="__RefHeading__93_1004960596"/><text:bookmark-end text:name="__RefHeading__135_992113723"/></text:h>
        <text:p text:style-name="Standard">Definir todos os aspectos de Interface Homem Computador (IHC) incluindo: conteúdo de informações, fatores ergonômicos, dispositivos de interação, formato de apresentação, tipo de diálogo, e mecanismos de ajuda alocados a cada perfil/grupo/tarefa de usuário. Descrever, em particular, os requisitos de usabilidade para cada perfil/grupo/tarefa de usuário. Por exemplo, pode-se definir como requisito que a<text:span text:style-name="T12">s opções de </text:span><text:span text:style-name="T13">menu</text:span><text:span text:style-name="T12"> do sistema tenham teclas de atalho associadas..</text:span> </text:p>
        <text:p text:style-name="Standard">É recomendável definir diagramas de interface (telas e relatórios) para as funções previstas para o software. Devem ser estabelecidas, no diagrama, as áreas da janela ou do relatório destinadas a cada tipo de informação.</text:p>
        <text:p text:style-name="Standard"><text:soft-page-break/>Existem diversos padrões para definição de interface de usuário. Exemplos destes padrões predefinidos são <text:span text:style-name="T8">Motif </text:span>e<text:span text:style-name="T8"> Windows</text:span>. Esses padrões de interface definem desde diretivas para diagramação até os tipos de objetos de interface que podem ser adotados, com seus respectivos atributos e valores default. </text:p>
        <text:p text:style-name="Standard">No caso de se adotar algum padrão predefinido de interface, pode-se apenas referenciá-lo nesta seção, já que a diagramação de todas as janelas e relatórios deve seguir este padrão. Caso contrário, para cada área funcional identificada na diagramação, deve-se especificar a sua finalidade, suas dimensões e seu posicionamento relativo na janela ou relatório. Restrições sobre o tamanho e posição relativos entre as diversas áreas do diagrama também devem ser especificadas.</text:p>
        <text:p text:style-name="Standard">Cada área do diagrama pode ser recursivamente subdivida em áreas menores. Nestes casos devem ser especificadas as mesmas informações definidas para as áreas principais, ou seja, a identificação, a finalidade, o tamanho e o posicionamento relativo. </text:p>
        <text:p text:style-name="Standard">Exemplos típicos de áreas funcionais de janelas incluem: área de mensagens; área de comandos; área de respostas a comandos; área de desenho; área de menus; e área de identificação da Janela. As áreas típicas de composição de um relatório são: cabeçalhos, corpo, linhas de detalhe, linhas de totalização, e rodapé.</text:p>
        <text:p text:style-name="P36">Exemplo:</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Ref.</text:p>
            </table:table-cell>
            <table:table-cell table:style-name="Table7.A1" office:value-type="string">
              <text:p text:style-name="P4">Descrição</text:p>
            </table:table-cell>
            <table:table-cell table:style-name="Table7.C1" office:value-type="string">
              <text:p text:style-name="P4">Casos de Uso</text:p>
            </table:table-cell>
          </table:table-row>
          <table:table-row table:style-name="Table7.1">
            <table:table-cell table:style-name="Table7.A1" office:value-type="string">
              <text:p text:style-name="P20">RIHC1</text:p>
            </table:table-cell>
            <table:table-cell table:style-name="Table7.A1" office:value-type="string">
              <text:p text:style-name="P20">Para facilitar a usabilidade na transação de venda, pede-se que a tela de vendas tenha uma fonte (tipo e tamanho de letra) que permita uma fácil visualização a uma distância de 2 metros do monitor porque desta forma o cliente poderá visualizar as informações da venda da sua posição.</text:p>
            </table:table-cell>
            <table:table-cell table:style-name="Table7.C1" office:value-type="string">
              <text:p text:style-name="P20">Todos</text:p>
            </table:table-cell>
          </table:table-row>
        </table:table>
        <text:p text:style-name="P44"/>
        <text:h text:style-name="P92" text:outline-level="2"><text:bookmark-start text:name="__RefHeading__95_1004960596"/><text:bookmark-start text:name="__RefHeading__53_936143302"/><text:bookmark-start text:name="__RefHeading__137_992113723"/>5.3 Requisitos de Interface Externa (RIEX)<text:bookmark-end text:name="__RefHeading__95_1004960596"/><text:bookmark-end text:name="__RefHeading__53_936143302"/><text:bookmark-end text:name="__RefHeading__137_992113723"/></text:h>
        <text:p text:style-name="Standard">Identificar e descrever as interfaces com outros softwares/sistemas que o software deverá prover. Por exemplo, um software comercial deve gerar informações para o Sistema de Arrecadação da Secretaria da Fazenda Estadual. O formato dessas informações e o protocolo de envio são definidos pela própria secretaria, e atender essas definições é um requisito do software.</text:p>
        <text:p text:style-name="P36">Exemplo:</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Ref.</text:p>
            </table:table-cell>
            <table:table-cell table:style-name="Table8.A1" office:value-type="string">
              <text:p text:style-name="P4">Descrição</text:p>
            </table:table-cell>
            <table:table-cell table:style-name="Table8.C1" office:value-type="string">
              <text:p text:style-name="P4">Casos de Uso</text:p>
            </table:table-cell>
          </table:table-row>
          <table:table-row table:style-name="Table8.1">
            <table:table-cell table:style-name="Table8.A1" office:value-type="string">
              <text:p text:style-name="P20">RIEX1</text:p>
            </table:table-cell>
            <table:table-cell table:style-name="Table8.A1" office:value-type="string">
              <text:p text:style-name="P20">O software do sistema de vendas deverá gerar um arquivo SINTEGRA conforme Legislação do Convênio ICMS 57/95 atualizado até 69/02, incluindo as alterações posteriores, para que seja enviado para a Secretaria da Fazenda trimestralmente.</text:p>
            </table:table-cell>
            <table:table-cell table:style-name="Table8.C1" office:value-type="string">
              <text:p text:style-name="P20">CSUn</text:p>
            </table:table-cell>
          </table:table-row>
        </table:table>
        <text:p text:style-name="P44"/>
        <text:h text:style-name="P93" text:outline-level="2"><text:bookmark-start text:name="__RefHeading__55_936143302"/><text:bookmark-start text:name="__RefHeading__97_1004960596"/><text:bookmark-start text:name="__RefHeading__139_992113723"/><text:soft-page-break/>5.4 Requisitos e Restrições de Projeto (RPRO)<text:bookmark-end text:name="__RefHeading__55_936143302"/><text:bookmark-end text:name="__RefHeading__97_1004960596"/><text:bookmark-end text:name="__RefHeading__139_992113723"/></text:h>
        <text:p text:style-name="Standard">Nesta seção serão especificados todos os requisitos e restrições associados a condução do projeto de desenvolvimento e que podem limitar ou definir ações que serão executadas. </text:p>
        <text:p text:style-name="P36">Exempl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Ref.</text:p>
            </table:table-cell>
            <table:table-cell table:style-name="Table9.A1" office:value-type="string">
              <text:p text:style-name="P4">Descrição</text:p>
            </table:table-cell>
            <table:table-cell table:style-name="Table9.C1" office:value-type="string">
              <text:p text:style-name="P4">Casos de Uso</text:p>
            </table:table-cell>
          </table:table-row>
          <table:table-row table:style-name="Table9.1">
            <table:table-cell table:style-name="Table9.A1" office:value-type="string">
              <text:p text:style-name="P20">RPRO1</text:p>
            </table:table-cell>
            <table:table-cell table:style-name="Table9.A1" office:value-type="string">
              <text:p text:style-name="P20">O cliente solicitou que o módulo de contabilidade fosse entregue até o dia 10 do último mês do ano corrente (10/12/05), para testes em ambiente real.</text:p>
            </table:table-cell>
            <table:table-cell table:style-name="Table9.C1" office:value-type="string">
              <text:p text:style-name="P20">CSUi, CSUj, CSUk</text:p>
            </table:table-cell>
          </table:table-row>
        </table:table>
        <text:p text:style-name="Standard"/>
        <text:h text:style-name="P93" text:outline-level="2"><text:bookmark-start text:name="__RefHeading__57_936143302"/><text:bookmark-start text:name="__RefHeading__99_1004960596"/><text:bookmark-start text:name="__RefHeading__141_992113723"/>5.5 Requisitos e restrições de arquitetura de software (RARQ)<text:bookmark-end text:name="__RefHeading__57_936143302"/><text:bookmark-end text:name="__RefHeading__99_1004960596"/><text:bookmark-end text:name="__RefHeading__141_992113723"/></text:h>
        <text:p text:style-name="Standard">Se o software tiver de ser desenvolvido em uma arquitetura específica, então essa arquitetura deverá ser descrita. </text:p>
        <text:p text:style-name="P36">Exemplo:</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Ref.</text:p>
            </table:table-cell>
            <table:table-cell table:style-name="Table10.A1" office:value-type="string">
              <text:p text:style-name="P4">Descrição</text:p>
            </table:table-cell>
            <table:table-cell table:style-name="Table10.C1" office:value-type="string">
              <text:p text:style-name="P4">Casos de Uso</text:p>
            </table:table-cell>
          </table:table-row>
          <table:table-row table:style-name="Table10.1">
            <table:table-cell table:style-name="Table10.A1" office:value-type="string">
              <text:p text:style-name="P20">RARQ1</text:p>
            </table:table-cell>
            <table:table-cell table:style-name="Table10.A1" office:value-type="string">
              <text:p text:style-name="P20">O software deverá ser desenvolvido com uma arquitetura de camadas que permita isolar as funcionalidades ligadas ao negócio das funcionalidades relacionadas com a interface homem-computador</text:p>
            </table:table-cell>
            <table:table-cell table:style-name="Table10.C1" office:value-type="string">
              <text:p text:style-name="P20">Todos</text:p>
            </table:table-cell>
          </table:table-row>
        </table:table>
        <text:p text:style-name="Standard"/>
        <text:h text:style-name="P93" text:outline-level="2"><text:bookmark-start text:name="__RefHeading__59_936143302"/><text:bookmark-start text:name="__RefHeading__101_1004960596"/><text:bookmark-start text:name="__RefHeading__143_992113723"/>5.6 Requisitos e restrições de plataforma de hardware (RPHW)<text:bookmark-end text:name="__RefHeading__59_936143302"/><text:bookmark-end text:name="__RefHeading__101_1004960596"/><text:bookmark-end text:name="__RefHeading__143_992113723"/></text:h>
        <text:p text:style-name="Standard">Identificar e descrever requisitos e restrições relacionadas com a plataforma de hardware que será utilizada pelo software:</text:p>
        <text:p text:style-name="P36">Exemplo:</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Ref.</text:p>
            </table:table-cell>
            <table:table-cell table:style-name="Table11.A1" office:value-type="string">
              <text:p text:style-name="P4">Descrição</text:p>
            </table:table-cell>
            <table:table-cell table:style-name="Table11.C1" office:value-type="string">
              <text:p text:style-name="P4">Casos de Uso</text:p>
            </table:table-cell>
          </table:table-row>
          <table:table-row table:style-name="Table11.1">
            <table:table-cell table:style-name="Table11.A1" office:value-type="string">
              <text:p text:style-name="P20">RPHW1</text:p>
            </table:table-cell>
            <table:table-cell table:style-name="Table11.A1" office:value-type="string">
              <text:p text:style-name="P20">O software deverá ser capaz de rodar em um Servidor com processador Intel xSeries (IBM)</text:p>
            </table:table-cell>
            <table:table-cell table:style-name="Table11.C1" office:value-type="string">
              <text:p text:style-name="P19"/>
            </table:table-cell>
          </table:table-row>
        </table:table>
        <text:p text:style-name="P43"/>
        <text:h text:style-name="P93" text:outline-level="2"><text:bookmark-start text:name="__RefHeading__61_936143302"/><text:bookmark-start text:name="__RefHeading__103_1004960596"/><text:bookmark-start text:name="__RefHeading__145_992113723"/>5.7 Requisitos e restrições de plataforma de software (RPSW)<text:bookmark-end text:name="__RefHeading__61_936143302"/><text:bookmark-end text:name="__RefHeading__103_1004960596"/><text:bookmark-end text:name="__RefHeading__145_992113723"/></text:h>
        <text:p text:style-name="Standard">Se o software tiver que ser executado em plataformas de software específicas, essas plataformas de software deverão ser definidas:</text:p>
        <text:list xml:id="list4120702452599934315" text:style-name="WW8Num9">
          <text:list-item>
            <text:p text:style-name="P62">Sistema Operacional: identificar e descrever o sistema operacional em que o software deverá ser executado;</text:p>
          </text:list-item>
          <text:list-item>
            <text:p text:style-name="P62">Softwares Básicos: identificar SGBD, linguagem de programação, ferramentas CASE e outros.</text:p>
          </text:list-item>
        </text:list>
        <text:p text:style-name="P45"><text:soft-page-break/>Se houver mais de uma plataforma de software, deve-se especificar qual a plataforma principal e em que situações as outras plataformas podem ser utilizadas.</text:p>
        <text:p text:style-name="P36">Exemplo:</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Ref.</text:p>
            </table:table-cell>
            <table:table-cell table:style-name="Table12.A1" office:value-type="string">
              <text:p text:style-name="P4">Descrição</text:p>
            </table:table-cell>
            <table:table-cell table:style-name="Table12.C1" office:value-type="string">
              <text:p text:style-name="P4">Casos de Uso</text:p>
            </table:table-cell>
          </table:table-row>
          <table:table-row table:style-name="Table12.1">
            <table:table-cell table:style-name="Table12.A1" office:value-type="string">
              <text:p text:style-name="P20">RPSW1</text:p>
            </table:table-cell>
            <table:table-cell table:style-name="Table12.A1" office:value-type="string">
              <text:p text:style-name="P20">O software deverá ser desenvolvido com a ferramenta CASE XYZ gerando código Java. A justificativa para esta restrição é que esta é plataforma-padrão adotada pela empresa.</text:p>
            </table:table-cell>
            <table:table-cell table:style-name="Table12.C1" office:value-type="string">
              <text:p text:style-name="P20">Todos</text:p>
            </table:table-cell>
          </table:table-row>
        </table:table>
        <text:p text:style-name="Standard"/>
        <text:h text:style-name="P93" text:outline-level="2"><text:bookmark-start text:name="__RefHeading__105_1004960596"/><text:bookmark-start text:name="__RefHeading__63_936143302"/><text:bookmark-start text:name="__RefHeading__147_992113723"/>5.8 Requisitos e restrições de desempenho (RDES)<text:bookmark-end text:name="__RefHeading__105_1004960596"/><text:bookmark-end text:name="__RefHeading__63_936143302"/><text:bookmark-end text:name="__RefHeading__147_992113723"/></text:h>
        <text:p text:style-name="Standard">Identificar e descrever os requisitos e restrições de desempenho do software.</text:p>
        <text:p text:style-name="P36">Exempl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4">Ref.</text:p>
            </table:table-cell>
            <table:table-cell table:style-name="Table13.A1" office:value-type="string">
              <text:p text:style-name="P4">Descrição</text:p>
            </table:table-cell>
            <table:table-cell table:style-name="Table13.C1" office:value-type="string">
              <text:p text:style-name="P4">Casos de Uso</text:p>
            </table:table-cell>
          </table:table-row>
          <table:table-row table:style-name="Table13.1">
            <table:table-cell table:style-name="Table13.A1" office:value-type="string">
              <text:p text:style-name="P20">RDES1</text:p>
            </table:table-cell>
            <table:table-cell table:style-name="Table13.A1" office:value-type="string">
              <text:p text:style-name="P20">O ambiente onde o software rodará deverá permitir pelo menos três usuários acessando o banco de dados sem queda de velocidade.</text:p>
            </table:table-cell>
            <table:table-cell table:style-name="Table13.C1" office:value-type="string">
              <text:p text:style-name="P20">Todos</text:p>
            </table:table-cell>
          </table:table-row>
          <table:table-row table:style-name="Table13.1">
            <table:table-cell table:style-name="Table13.A1" office:value-type="string">
              <text:p text:style-name="P20">RDES2</text:p>
            </table:table-cell>
            <table:table-cell table:style-name="Table13.A1" office:value-type="string">
              <text:p text:style-name="P20">O tempo de resposta máximo permitido para transações on-line é de 5 segundos</text:p>
            </table:table-cell>
            <table:table-cell table:style-name="Table13.C1" office:value-type="string">
              <text:p text:style-name="P20">CSUx,...</text:p>
            </table:table-cell>
          </table:table-row>
          <table:table-row table:style-name="Table13.1">
            <table:table-cell table:style-name="Table13.A1" office:value-type="string">
              <text:p text:style-name="P20">RDES3</text:p>
            </table:table-cell>
            <table:table-cell table:style-name="Table13.A1" office:value-type="string">
              <text:p text:style-name="P20">O software deverá ser capaz de atender até dez transações simultâneas da função “Registrar Venda”.</text:p>
            </table:table-cell>
            <table:table-cell table:style-name="Table13.C1" office:value-type="string">
              <text:p text:style-name="P20">CSUz</text:p>
            </table:table-cell>
          </table:table-row>
        </table:table>
        <text:p text:style-name="P43"/>
        <text:h text:style-name="P93" text:outline-level="2"><text:bookmark-start text:name="__RefHeading__65_936143302"/><text:bookmark-start text:name="__RefHeading__107_1004960596"/><text:bookmark-start text:name="__RefHeading__149_992113723"/>5.9 Requisitos e restrições de disponibilidade (RDIS)<text:bookmark-end text:name="__RefHeading__65_936143302"/><text:bookmark-end text:name="__RefHeading__107_1004960596"/><text:bookmark-end text:name="__RefHeading__149_992113723"/></text:h>
        <text:p text:style-name="Standard">Especificar os requisitos de disponibilidade necessários para o software de uma forma global:</text:p>
        <text:list xml:id="list3178187577679643700" text:style-name="WW8Num5">
          <text:list-item>
            <text:p text:style-name="P63">Período de disponibilidade: horário comercial, 24 horas por dia, etc.</text:p>
          </text:list-item>
          <text:list-item>
            <text:p text:style-name="P63">Período máximo para recuperação do software em caso de falha.</text:p>
          </text:list-item>
        </text:list>
        <text:p text:style-name="Standard">Devem ser definidos os tipos de falha e a tolerância aceitável para cada tipo de falha. Os tipos de falha podem ser definidos em função dos requisitos funcionais e de dados, mas não se restringem a estes. Por exemplo: a função “Registrar Venda” deve ter um tempo para recuperação de falha de no máximo uma hora (o que significa que esta função não poderá ficar mais do que uma hora indisponível para o usuário em nenhuma circunstância). </text:p>
        <text:p text:style-name="P36">Exemplo:</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Ref.</text:p>
            </table:table-cell>
            <table:table-cell table:style-name="Table14.A1" office:value-type="string">
              <text:p text:style-name="P4">Descrição</text:p>
            </table:table-cell>
            <table:table-cell table:style-name="Table14.C1" office:value-type="string">
              <text:p text:style-name="P4">Casos de Uso</text:p>
            </table:table-cell>
          </table:table-row>
          <table:table-row table:style-name="Table14.1">
            <table:table-cell table:style-name="Table14.A1" office:value-type="string">
              <text:p text:style-name="P20">RDIS1</text:p>
            </table:table-cell>
            <table:table-cell table:style-name="Table14.A1" office:value-type="string">
              <text:p text:style-name="P20">O software deverá estar disponível 24 horas por dia</text:p>
            </table:table-cell>
            <table:table-cell table:style-name="Table14.C1" office:value-type="string">
              <text:p text:style-name="P20">Todos</text:p>
            </table:table-cell>
          </table:table-row>
        </table:table>
        <text:h text:style-name="P94" text:outline-level="2"><text:soft-page-break/></text:h>
        <text:h text:style-name="P93" text:outline-level="2"><text:bookmark-start text:name="__RefHeading__67_936143302"/><text:bookmark-start text:name="__RefHeading__109_1004960596"/><text:bookmark-start text:name="__RefHeading__151_992113723"/>5.10 Requisitos e restrições de segurança (RSEG)<text:bookmark-end text:name="__RefHeading__67_936143302"/><text:bookmark-end text:name="__RefHeading__109_1004960596"/><text:bookmark-end text:name="__RefHeading__151_992113723"/></text:h>
        <text:p text:style-name="Standard">Especificar os requisitos de segurança necessários para controle de acesso ao software. Definir a necessidade de:</text:p>
        <text:list xml:id="list8302181264472239239" text:style-name="WW8Num4">
          <text:list-item>
            <text:p text:style-name="P64">Verificação de senha;</text:p>
          </text:list-item>
          <text:list-item>
            <text:p text:style-name="P64">Criptografia de dados;</text:p>
          </text:list-item>
          <text:list-item>
            <text:p text:style-name="P64">Registro das operações efetuadas;</text:p>
          </text:list-item>
          <text:list-item>
            <text:p text:style-name="P64">Habilitação de funções por perfil de usuário;</text:p>
          </text:list-item>
          <text:list-item>
            <text:p text:style-name="P64">Acesso seletivo aos dados e funções.</text:p>
          </text:list-item>
        </text:list>
        <text:p text:style-name="P36">Exemplo:</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4">Ref.</text:p>
            </table:table-cell>
            <table:table-cell table:style-name="Table15.A1" office:value-type="string">
              <text:p text:style-name="P4">Descrição</text:p>
            </table:table-cell>
            <table:table-cell table:style-name="Table15.C1" office:value-type="string">
              <text:p text:style-name="P4">Casos de Uso</text:p>
            </table:table-cell>
          </table:table-row>
          <table:table-row table:style-name="Table15.1">
            <table:table-cell table:style-name="Table15.A1" office:value-type="string">
              <text:p text:style-name="P20">RSEG1</text:p>
            </table:table-cell>
            <table:table-cell table:style-name="Table15.A1" office:value-type="string">
              <text:p text:style-name="P20">O software deverá solicitar autorização do supervisor para excluir uma venda já registrada.</text:p>
            </table:table-cell>
            <table:table-cell table:style-name="Table15.C1" office:value-type="string">
              <text:p text:style-name="P20">CSUv</text:p>
            </table:table-cell>
          </table:table-row>
          <table:table-row table:style-name="Table15.1">
            <table:table-cell table:style-name="Table15.A1" office:value-type="string">
              <text:p text:style-name="P20">RSEG2</text:p>
            </table:table-cell>
            <table:table-cell table:style-name="Table15.A1" office:value-type="string">
              <text:p text:style-name="P20">Todos os dados em arquivos de exportação deverão ser criptografados.</text:p>
            </table:table-cell>
            <table:table-cell table:style-name="Table15.C1" office:value-type="string">
              <text:p text:style-name="P20">CSUx</text:p>
            </table:table-cell>
          </table:table-row>
          <table:table-row table:style-name="Table15.1">
            <table:table-cell table:style-name="Table15.A1" office:value-type="string">
              <text:p text:style-name="P20">RSEG3</text:p>
            </table:table-cell>
            <table:table-cell table:style-name="Table15.A1" office:value-type="string">
              <text:p text:style-name="P20">Para qualquer atualização efetuada, deverá ser registrado o usuário que realizou a operação, bem como a data e hora.</text:p>
            </table:table-cell>
            <table:table-cell table:style-name="Table15.C1" office:value-type="string">
              <text:p text:style-name="P20">CSUn, CSUm,...</text:p>
            </table:table-cell>
          </table:table-row>
          <table:table-row table:style-name="Table15.1">
            <table:table-cell table:style-name="Table15.A1" office:value-type="string">
              <text:p text:style-name="P20">RSEG4</text:p>
            </table:table-cell>
            <table:table-cell table:style-name="Table15.A1" office:value-type="string">
              <text:p text:style-name="P20">Todo usuário do software deverá ser associado a um perfil que define as funcionalidades que poderão ser utilizadas por ele.</text:p>
            </table:table-cell>
            <table:table-cell table:style-name="Table15.C1" office:value-type="string">
              <text:p text:style-name="P20">Todos</text:p>
            </table:table-cell>
          </table:table-row>
        </table:table>
        <text:p text:style-name="P55"/>
        <text:h text:style-name="P93" text:outline-level="2"><text:bookmark-start text:name="__RefHeading__69_936143302"/><text:bookmark-start text:name="__RefHeading__111_1004960596"/><text:bookmark-start text:name="__RefHeading__153_992113723"/>5.11 Requisitos e restrições de manutenibilidade (RMAN)<text:bookmark-end text:name="__RefHeading__69_936143302"/><text:bookmark-end text:name="__RefHeading__111_1004960596"/><text:bookmark-end text:name="__RefHeading__153_992113723"/></text:h>
        <text:p text:style-name="Standard">Especificar os requisitos que visam facilitar a manutenção posterior do software, tais como:</text:p>
        <text:list xml:id="list3720449003329440639" text:style-name="WW8Num7">
          <text:list-item>
            <text:p text:style-name="P65">Requisitos de reutilização (exemplo: uso de implementação orientada a objetos; bibliotecas de classes e padrões de projeto);</text:p>
          </text:list-item>
          <text:list-item>
            <text:p text:style-name="P65">Requisitos de modularização (exemplo: valores para métricas de acoplamento entre módulos; máximo de pontos de função por módulo);</text:p>
          </text:list-item>
          <text:list-item>
            <text:p text:style-name="P65">Requisitos de configuração (exemplo: regras para controle de versões);</text:p>
          </text:list-item>
          <text:list-item>
            <text:p text:style-name="P65">Requisitos de documentação (exemplo: documentação de programa)</text:p>
          </text:list-item>
        </text:list>
        <text:p text:style-name="P36">Exemplo:</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4">Ref.</text:p>
            </table:table-cell>
            <table:table-cell table:style-name="Table16.A1" office:value-type="string">
              <text:p text:style-name="P4">Descrição</text:p>
            </table:table-cell>
            <table:table-cell table:style-name="Table16.C1" office:value-type="string">
              <text:p text:style-name="P4">Casos de Uso</text:p>
            </table:table-cell>
          </table:table-row>
          <table:table-row table:style-name="Table16.1">
            <table:table-cell table:style-name="Table16.A1" office:value-type="string">
              <text:p text:style-name="P20">RMAN1</text:p>
            </table:table-cell>
            <table:table-cell table:style-name="Table16.A1" office:value-type="string">
              <text:p text:style-name="P20">O projeto das responsabilidades de cada classe de objetos deverá seguir os padrões GRASP sugeridas no livro Utilizando UML e Padrões de Craig Larman [1].</text:p>
            </table:table-cell>
            <table:table-cell table:style-name="Table16.C1" office:value-type="string">
              <text:p text:style-name="P20">Todos</text:p>
            </table:table-cell>
          </table:table-row>
          <text:soft-page-break/>
          <table:table-row table:style-name="Table16.3">
            <table:table-cell table:style-name="Table16.A1" office:value-type="string">
              <text:p text:style-name="P20">RMAN2</text:p>
            </table:table-cell>
            <table:table-cell table:style-name="Table16.A1" office:value-type="string">
              <text:p text:style-name="P20">Todo programa deve estar documentado de acordo com as orientações contidas na Norma de Documentação de Programas da empresa [2]</text:p>
            </table:table-cell>
            <table:table-cell table:style-name="Table16.C1" office:value-type="string">
              <text:p text:style-name="P20">Todos</text:p>
            </table:table-cell>
          </table:table-row>
        </table:table>
        <text:h text:style-name="P93" text:outline-level="2"><text:bookmark-start text:name="__RefHeading__71_936143302"/><text:bookmark-start text:name="__RefHeading__113_1004960596"/><text:bookmark-start text:name="__RefHeading__155_992113723"/>5.12 Requisitos e restrições de portabilidade (RPOR)<text:bookmark-end text:name="__RefHeading__71_936143302"/><text:bookmark-end text:name="__RefHeading__113_1004960596"/><text:bookmark-end text:name="__RefHeading__155_992113723"/></text:h>
        <text:p text:style-name="Standard">Identificar as diversas plataformas de software e hardware com as quais o software deve ser compatível. Devem ser consideradas tanto plataformas de desenvolvimento como plataformas de produção. Outros exemplos de requisitos de portabilidade são:</text:p>
        <text:list xml:id="list7614520288437124317" text:style-name="WW8Num2">
          <text:list-item>
            <text:p text:style-name="P66">Percentual de componentes que podem ter código dependente da plataforma hospedeira;</text:p>
          </text:list-item>
          <text:list-item>
            <text:p text:style-name="P66">Percentual de código que pode ser dependente da plataforma hospedeira;</text:p>
          </text:list-item>
          <text:list-item>
            <text:p text:style-name="P67">Uso de uma linguagem reconhecidamente portável.</text:p>
          </text:list-item>
        </text:list>
        <text:p text:style-name="P36"/>
        <text:p text:style-name="P36">Exemplo:</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4">Ref.</text:p>
            </table:table-cell>
            <table:table-cell table:style-name="Table17.A1" office:value-type="string">
              <text:p text:style-name="P4">Descrição</text:p>
            </table:table-cell>
            <table:table-cell table:style-name="Table17.C1" office:value-type="string">
              <text:p text:style-name="P4">Casos de Uso</text:p>
            </table:table-cell>
          </table:table-row>
          <table:table-row table:style-name="Table17.1">
            <table:table-cell table:style-name="Table17.A1" office:value-type="string">
              <text:p text:style-name="P20">RPOR1</text:p>
            </table:table-cell>
            <table:table-cell table:style-name="Table17.A1" office:value-type="string">
              <text:p text:style-name="P20">O software deverá ser capaz de rodar tanto em computadores Desktop com Windows 98 ou superior ou com Linux. Deverá ser capaz de rodar também em Palmtops com Windows CE.</text:p>
            </table:table-cell>
            <table:table-cell table:style-name="Table17.C1" office:value-type="string">
              <text:p text:style-name="P20">CSUx, CSUy</text:p>
            </table:table-cell>
          </table:table-row>
          <table:table-row table:style-name="Table17.1">
            <table:table-cell table:style-name="Table17.A1" office:value-type="string">
              <text:p text:style-name="P20">RPOR2</text:p>
            </table:table-cell>
            <table:table-cell table:style-name="Table17.A1" office:value-type="string">
              <text:p text:style-name="P20">O software deverá permitir a utilização dos seguintes Bancos de dados: SQL Server, MySql ou Oracle</text:p>
            </table:table-cell>
            <table:table-cell table:style-name="Table17.C1" office:value-type="string">
              <text:p text:style-name="P20">Todos</text:p>
            </table:table-cell>
          </table:table-row>
        </table:table>
        <text:h text:style-name="P95" text:outline-level="2"/>
        <text:h text:style-name="P96" text:outline-level="2"><text:bookmark-start text:name="__RefHeading__115_1004960596"/><text:bookmark-start text:name="__RefHeading__73_936143302"/><text:bookmark-start text:name="__RefHeading__157_992113723"/>5.13 Requisitos de documentação (RDOC)<text:bookmark-end text:name="__RefHeading__115_1004960596"/><text:bookmark-end text:name="__RefHeading__73_936143302"/><text:bookmark-end text:name="__RefHeading__157_992113723"/></text:h>
        <text:p text:style-name="Standard">Especificar os requisitos de documentação do produto de software que será desenvolvido. </text:p>
        <text:p text:style-name="P36">Exemplo:</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4">Ref.</text:p>
            </table:table-cell>
            <table:table-cell table:style-name="Table18.A1" office:value-type="string">
              <text:p text:style-name="P4">Descrição</text:p>
            </table:table-cell>
            <table:table-cell table:style-name="Table18.C1" office:value-type="string">
              <text:p text:style-name="P4">Casos de Uso</text:p>
            </table:table-cell>
          </table:table-row>
          <table:table-row table:style-name="Table18.1">
            <table:table-cell table:style-name="Table18.A1" office:value-type="string">
              <text:p text:style-name="P20">RDOC1</text:p>
            </table:table-cell>
            <table:table-cell table:style-name="Table18.A1" office:value-type="string">
              <text:p text:style-name="P20">Junto com o script de instalação do produto deve ser colocado um manual de instalação do mesmo</text:p>
            </table:table-cell>
            <table:table-cell table:style-name="Table18.C1" office:value-type="string">
              <text:p text:style-name="P20">Não se aplica</text:p>
            </table:table-cell>
          </table:table-row>
          <table:table-row table:style-name="Table18.1">
            <table:table-cell table:style-name="Table18.A1" office:value-type="string">
              <text:p text:style-name="P20">RDOC2</text:p>
            </table:table-cell>
            <table:table-cell table:style-name="Table18.A1" office:value-type="string">
              <text:p text:style-name="P20">O software deve prover ajuda on-line sensível ao contexto em todas as suas telas</text:p>
            </table:table-cell>
            <table:table-cell table:style-name="Table18.C1" office:value-type="string">
              <text:p text:style-name="P20">Todos</text:p>
            </table:table-cell>
          </table:table-row>
        </table:table>
        <text:h text:style-name="P83" text:outline-level="1"/>
        <text:h text:style-name="P80" text:outline-level="1"><text:bookmark-start text:name="__RefHeading__75_936143302"/><text:bookmark-start text:name="__RefHeading__117_1004960596"/><text:bookmark-start text:name="__RefHeading__159_992113723"/><text:span text:style-name="T6">REQUISITOS FUTUROS </text:span><text:span text:style-name="T6">(RFUT)</text:span><text:bookmark-end text:name="__RefHeading__75_936143302"/><text:bookmark-end text:name="__RefHeading__117_1004960596"/><text:bookmark-end text:name="__RefHeading__159_992113723"/></text:h>
        <text:p text:style-name="Standard">Descrever os requisitos que poderão ser especificados em uma nova versão do produto.</text:p>
        <text:p text:style-name="P36">Exemplo:</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4">Ref.</text:p>
            </table:table-cell>
            <table:table-cell table:style-name="Table19.A1" office:value-type="string">
              <text:p text:style-name="P4">Descrição</text:p>
            </table:table-cell>
            <table:table-cell table:style-name="Table19.C1" office:value-type="string">
              <text:p text:style-name="P4">Casos de Uso</text:p>
            </table:table-cell>
          </table:table-row>
          <table:table-row table:style-name="Table19.1">
            <table:table-cell table:style-name="Table19.A1" office:value-type="string">
              <text:p text:style-name="P20">RFU1</text:p>
            </table:table-cell>
            <table:table-cell table:style-name="Table19.A1" office:value-type="string">
              <text:p text:style-name="P20">Em um futuro próximo o software de atendimento de clientes deverá ser integrado com o software do sistema de faturamento para que o atendente possa identificar o perfil de negócios do cliente</text:p>
            </table:table-cell>
            <table:table-cell table:style-name="Table19.C1" office:value-type="string">
              <text:p text:style-name="P20">CSUx</text:p>
            </table:table-cell>
          </table:table-row>
        </table:table>
        <text:h text:style-name="P83" text:outline-level="1"/>
        <text:h text:style-name="P80" text:outline-level="1"><text:bookmark-start text:name="__RefHeading__77_936143302"/><text:bookmark-start text:name="__RefHeading__119_1004960596"/><text:bookmark-start text:name="__RefHeading__161_992113723"/><text:span text:style-name="T6">REFERÊNCIAS CRUZADAS COMPLEMENTARES</text:span><text:span text:style-name="T6"> </text:span><text:bookmark-end text:name="__RefHeading__77_936143302"/><text:bookmark-end text:name="__RefHeading__119_1004960596"/><text:bookmark-end text:name="__RefHeading__161_992113723"/></text:h>
        <text:p text:style-name="P49">Nesta seção são colocadas algumas referências cruzadas que podem ajudar o rastreamento futuro dos requisitos. Estes mapeamentos podem ser feitos em forma de matrizes de rastreabilidade como mostram os exemplos a seguir:</text:p>
        <text:p text:style-name="P49"/>
        <table:table table:name="Table20" table:style-name="Table20">
          <table:table-column table:style-name="Table20.A"/>
          <table:table-column table:style-name="Table20.B"/>
          <table:table-row table:style-name="Table20.1">
            <table:table-cell table:style-name="Table20.A1" office:value-type="string">
              <text:p text:style-name="P50">Requisitos Funcionais</text:p>
            </table:table-cell>
            <table:table-cell table:style-name="Table20.B1" office:value-type="string">
              <text:p text:style-name="P50">Requisitos não funcionais vinculados</text:p>
            </table:table-cell>
          </table:table-row>
          <table:table-row table:style-name="Table20.2">
            <table:table-cell table:style-name="Table20.A1" office:value-type="string">
              <text:p text:style-name="P51">Colocar a identificação do requisito funcional</text:p>
            </table:table-cell>
            <table:table-cell table:style-name="Table20.B1" office:value-type="string">
              <text:p text:style-name="P51">Colocar a identificação do requisito não funcional vinculado</text:p>
            </table:table-cell>
          </table:table-row>
        </table:table>
        <text:h text:style-name="P94" text:outline-level="2"/>
        <table:table table:name="Table21" table:style-name="Table21">
          <table:table-column table:style-name="Table21.A"/>
          <table:table-column table:style-name="Table21.B"/>
          <table:table-row table:style-name="Table21.1">
            <table:table-cell table:style-name="Table21.A1" office:value-type="string">
              <text:p text:style-name="P50">Caso de Uso</text:p>
            </table:table-cell>
            <table:table-cell table:style-name="Table21.B1" office:value-type="string">
              <text:p text:style-name="P50">Requisitos funcionais vinculados</text:p>
            </table:table-cell>
          </table:table-row>
          <table:table-row table:style-name="Table21.2">
            <table:table-cell table:style-name="Table21.A1" office:value-type="string">
              <text:p text:style-name="P51">Colocar a identificação do caso de uso</text:p>
            </table:table-cell>
            <table:table-cell table:style-name="Table21.B1" office:value-type="string">
              <text:p text:style-name="P51">Colocar a identificação do requisito vinculado</text:p>
            </table:table-cell>
          </table:table-row>
        </table:table>
        <text:h text:style-name="P83" text:outline-level="1"/>
        <table:table table:name="Table22" table:style-name="Table22">
          <table:table-column table:style-name="Table22.A"/>
          <table:table-column table:style-name="Table22.B"/>
          <table:table-row table:style-name="Table22.1">
            <table:table-cell table:style-name="Table22.A1" office:value-type="string">
              <text:p text:style-name="P50">Requisito Funcional</text:p>
            </table:table-cell>
            <table:table-cell table:style-name="Table22.B1" office:value-type="string">
              <text:p text:style-name="P50">Origem do Requisito</text:p>
            </table:table-cell>
          </table:table-row>
          <table:table-row table:style-name="Table22.2">
            <table:table-cell table:style-name="Table22.A1" office:value-type="string">
              <text:p text:style-name="P51">Colocar a identificação do requisito funcional</text:p>
            </table:table-cell>
            <table:table-cell table:style-name="Table22.B1" office:value-type="string">
              <text:p text:style-name="P51">Colocar a origem do requisito. Pode ser uma entrevista, um questionário, ou outra técnica qualquer de elicitação de requisito aplicada.</text:p>
            </table:table-cell>
          </table:table-row>
        </table:table>
        <text:p text:style-name="Standard"/>
        <table:table table:name="Table23" table:style-name="Table23">
          <table:table-column table:style-name="Table23.A"/>
          <table:table-column table:style-name="Table23.B"/>
          <table:table-row table:style-name="Table23.1">
            <table:table-cell table:style-name="Table23.A1" office:value-type="string">
              <text:p text:style-name="P50">Requisito Não Funcional</text:p>
            </table:table-cell>
            <table:table-cell table:style-name="Table23.B1" office:value-type="string">
              <text:p text:style-name="P50">Origem do Requisito</text:p>
            </table:table-cell>
          </table:table-row>
          <table:table-row table:style-name="Table23.2">
            <table:table-cell table:style-name="Table23.A1" office:value-type="string">
              <text:p text:style-name="P51">Colocar a identificação do requisito não funcional</text:p>
            </table:table-cell>
            <table:table-cell table:style-name="Table23.B1" office:value-type="string">
              <text:p text:style-name="P51">Colocar a origem do requisito. Pode ser uma entrevista, um questionário, ou outra técnica qualquer de elicitação de requisito aplicada.</text:p>
            </table:table-cell>
          </table:table-row>
        </table:table>
        <text:p text:style-name="Standard"/>
        <table:table table:name="Table24" table:style-name="Table24">
          <table:table-column table:style-name="Table24.A"/>
          <table:table-column table:style-name="Table24.B"/>
          <table:table-row table:style-name="Table24.1">
            <table:table-cell table:style-name="Table24.A1" office:value-type="string">
              <text:p text:style-name="P50">Caso de Uso</text:p>
            </table:table-cell>
            <table:table-cell table:style-name="Table24.B1" office:value-type="string">
              <text:p text:style-name="P50">Origem do caso de uso</text:p>
            </table:table-cell>
          </table:table-row>
          <table:table-row table:style-name="Table24.2">
            <table:table-cell table:style-name="Table24.A1" office:value-type="string">
              <text:p text:style-name="P51">Colocar a identificação do requisito funcional</text:p>
            </table:table-cell>
            <table:table-cell table:style-name="Table24.B1" office:value-type="string">
              <text:p text:style-name="P51">Colocar a origem do caso de uso. Pode ser uma entrevista, um questionário, ou outra técnica qualquer de elicitação de requisito aplicada.</text:p>
            </table:table-cell>
          </table:table-row>
        </table:table>
        <text:p text:style-name="Standard"/>
        <text:p text:style-name="Standard">Observações:</text:p>
        <text:list xml:id="list1044140147212905989" text:style-name="WW8Num8">
          <text:list-item>
            <text:p text:style-name="P68">Os exemplos acima não esgotam as possibilidades de referências cruzadas. </text:p>
          </text:list-item>
          <text:list-item>
            <text:p text:style-name="P68">Sugere-se que as referências sejam feitas usando <text:span text:style-name="T8">hiperlinks</text:span> sempre que possível.</text:p>
          </text:list-item>
        </text:list>
        <text:h text:style-name="P79" text:outline-level="1"><text:bookmark-start text:name="__RefHeading__79_936143302"/><text:bookmark-start text:name="__RefHeading__121_1004960596"/><text:bookmark-start text:name="__RefHeading__163_992113723"/>APROVAÇÃO FORMAL<text:bookmark-end text:name="__RefHeading__79_936143302"/><text:bookmark-end text:name="__RefHeading__121_1004960596"/><text:bookmark-end text:name="__RefHeading__163_992113723"/></text:h>
        <text:p text:style-name="Standard">O EOR deve ser datado e assinado de acordo com a definição contida no MPD. O documento aprovado se torna uma <text:span text:style-name="T8">baseline</text:span> do projeto que passa a ser controlada pela Gerência de Configuração de Software. </text:p>
        <text:p text:style-name="Standard"/>
        <text:h text:style-name="P81" text:outline-level="1"><text:bookmark-start text:name="__RefHeading__81_936143302"/><text:bookmark-start text:name="__RefHeading__123_1004960596"/><text:bookmark-start text:name="__RefHeading__165_992113723"/>BIBLIOGRAFIA<text:bookmark-end text:name="__RefHeading__81_936143302"/><text:bookmark-end text:name="__RefHeading__123_1004960596"/><text:bookmark-end text:name="__RefHeading__165_992113723"/></text:h>
        <text:p text:style-name="Standard">Detalhar todas as fontes de informação citadas no documento ou usadas de alguma forma para sua elaboração, incluindo título, autor, data, fonte de obtenção, órgão responsável pela publicação e qualquer outra informação que possa facilitar a localização e obtenção dessas fontes pelo leitor. Nesta seção cada fonte citada deve ser associada a um número identificador. Junto de cada citação deve ser colocada também uma explicação sucinta de como a fonte foi usada na elaboração do documento.</text:p>
        <text:p text:style-name="Standard">Referenciar todas as fontes de informações citadas no EOR, explicando o motivo de sua citação. Devem ser incluídos, por exemplo:</text:p>
        <text:list xml:id="list1959231744830932640" text:style-name="WW8Num3">
          <text:list-item>
            <text:p text:style-name="P75">Normas e Padrões utilizados;</text:p>
          </text:list-item>
          <text:list-item>
            <text:p text:style-name="P75">Livros e artigos (autores, título, editora, páginas, volume, data e local da publicação, ISBN/ISSN, etc);</text:p>
          </text:list-item>
          <text:list-item>
            <text:p text:style-name="P75">Manuais de outros Produtos.</text:p>
          </text:list-item>
        </text:list>
        <text:p text:style-name="P52"><text:span text:style-name="T8">[1] de OLIVEIRA, Ronaldo Lopes. </text:span><text:span text:style-name="T9">EOR – Modelo de Documento de Especificação de Objetivos e Requisitos de Software</text:span><text:span text:style-name="T1">, </text:span><text:span text:style-name="T11">Versão 1.0, agosto de 2005</text:span><text:span text:style-name="T8">.</text:span></text:p>
        <text:p text:style-name="P53"><text:span text:style-name="T8">[2] SOMMERVILLE, Ian. </text:span><text:span text:style-name="T10">Software Engineering,</text:span><text:span text:style-name="T11"> 5</text:span><text:span text:style-name="T15">a</text:span><text:span text:style-name="T11"> ed. São Paulo: Pearson Addison-Wesley, 1996.</text:span></text:p>
        <text:p text:style-name="Standard"/>
        <text:h text:style-name="P84" text:outline-level="1"><text:bookmark-start text:name="__RefHeading__83_936143302"/><text:bookmark-start text:name="__RefHeading__125_1004960596"/><text:bookmark-start text:name="__RefHeading__167_992113723"/><text:span text:style-name="T6">10. </text:span><text:span text:style-name="T6">ANEXOS</text:span><text:bookmark-end text:name="__RefHeading__83_936143302"/><text:bookmark-end text:name="__RefHeading__125_1004960596"/><text:bookmark-end text:name="__RefHeading__167_992113723"/></text:h>
        <text:p text:style-name="P20">Anexar ao EOR documentos considerados importantes para sua compreensão. Por exemplo, documentos e leis usadas na especificação dos requisitos podem ser colocados nos anexos para facilitar o acesso do leitor às fontes dos requisitos do software. Cada anexo deverá receber uma folha de rosto indicando seu conteú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text-autospace="none" style:punctuation-wrap="simple" style:vertical-align="baseline" style:writing-mode="lr-tb"/>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autospace="ideograph-alpha" style:punctuation-wrap="hanging" style:vertical-align="auto"/>
      <style:text-properties style:font-name="Arial" fo:font-size="16pt" fo:font-weight="bold" style:letter-kerning="true" style:font-size-asian="16pt" style:font-weight-asian="bold" style:font-name-complex="Arial"/>
    </style:style>
    <style:style style:name="Text_20_body" style:display-name="Text body" style:family="paragraph" style:parent-style-name="Standard" style:class="text">
      <style:paragraph-properties fo:margin-left="0cm" fo:margin-right="0.005cm" fo:text-indent="0cm" style:auto-text-indent="false">
        <style:tab-stops>
          <style:tab-stop style:position="15.24cm"/>
        </style:tab-stops>
      </style:paragraph-properties>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423cm" fo:margin-bottom="0.212cm" style:contextual-spacing="false" fo:orphans="0" fo:widows="0"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orphans="0" fo:widows="0"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margin-top="0.212cm" fo:margin-bottom="0.212cm" style:contextual-spacing="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top="0.212cm" fo:margin-bottom="0.212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margin-top="0.212cm" fo:margin-bottom="0.212cm" style:contextual-spacing="false"/>
      <style:text-properties fo:font-size="14pt" fo:font-weight="bold" style:font-size-asian="14pt"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_20_body_20_indent" style:display-name="Text body indent" style:family="paragraph" style:parent-style-name="Standard" style:class="text">
      <style:paragraph-properties fo:margin-left="0.499cm" fo:margin-right="0cm" fo:margin-top="0.212cm" fo:margin-bottom="0.212cm" style:contextual-spacing="false" fo:text-indent="0cm" style:auto-text-indent="false"/>
    </style:style>
    <style:style style:name="rosto" style:family="paragraph" style:parent-style-name="Standard">
      <style:paragraph-properties fo:margin-top="0cm" fo:margin-bottom="0cm" style:contextual-spacing="false"/>
    </style:style>
    <style:style style:name="Contents_20_1" style:display-name="Contents 1" style:family="paragraph" style:parent-style-name="Standard" style:next-style-name="Standard" style:class="index">
      <style:paragraph-properties fo:orphans="0" fo:widows="0">
        <style:tab-stops>
          <style:tab-stop style:position="15.24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orphans="0" fo:widows="0"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orphans="0" fo:widows="0" fo:text-indent="0cm" style:auto-text-indent="false">
        <style:tab-stops>
          <style:tab-stop style:position="15.24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5.24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5.24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5.24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5.24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5.24cm" style:type="right" style:leader-style="dotted" style:leader-text="."/>
        </style:tab-stops>
      </style:paragraph-properties>
    </style:style>
    <style:style style:name="Introdução" style:family="paragraph" style:parent-style-name="Standard" style:next-style-name="Standard">
      <style:paragraph-properties fo:margin-top="0.423cm" fo:margin-bottom="0.212cm" style:contextual-spacing="false" fo:keep-with-next="always"/>
      <style:text-properties fo:font-size="16pt" fo:font-weight="bold" style:font-size-asian="16pt" style:font-weight-asian="bold"/>
    </style:style>
    <style:style style:name="Intodru" style:family="paragraph" style:parent-style-name="Standard" style:next-style-name="Standard">
      <style:paragraph-properties fo:margin-top="0.212cm" fo:margin-bottom="0.212cm" style:contextual-spacing="false"/>
      <style:text-properties fo:font-size="16pt" fo:font-weight="bold" style:font-size-asian="16pt" style:font-weight-asian="bold"/>
    </style:style>
    <style:style style:name="Texto_20_de_20_comentário" style:display-name="Texto de comentário" style:family="paragraph" style:parent-style-name="Standard">
      <style:text-properties fo:font-size="10pt" style:font-size-asian="10pt"/>
    </style:style>
    <style:style style:name="Footnote" style:family="paragraph" style:parent-style-name="Standard" style:class="extra">
      <style:text-properties fo:font-size="10pt" style:font-size-asian="10pt"/>
    </style:style>
    <style:style style:name="Endnote" style:family="paragraph" style:parent-style-name="Standard" style:class="extra">
      <style:text-properties fo:font-size="10pt" style:font-size-asian="10pt"/>
    </style:style>
    <style:style style:name="Recuo_20_de_20_corpo_20_de_20_texto_20_3" style:display-name="Recuo de corpo de texto 3" style:family="paragraph" style:parent-style-name="Standard">
      <style:paragraph-properties fo:margin-left="2.498cm" fo:margin-right="0cm" fo:margin-top="0cm" fo:margin-bottom="0cm" style:contextual-spacing="false" fo:text-indent="0cm" style:auto-text-indent="false" style:text-autospace="ideograph-alpha" style:punctuation-wrap="hanging" style:vertical-align="auto"/>
    </style:style>
    <style:style style:name="Texto_20_em_20_bloco" style:display-name="Texto em bloco" style:family="paragraph" style:parent-style-name="Standard">
      <style:paragraph-properties fo:margin-left="1.27cm" fo:margin-right="0.005cm" fo:text-indent="0cm" style:auto-text-indent="false"/>
    </style:style>
    <style:style style:name="Recuo_20_de_20_corpo_20_de_20_texto_20_2" style:display-name="Recuo de corpo de texto 2" style:family="paragraph" style:parent-style-name="Standard">
      <style:paragraph-properties fo:margin-left="1.27cm" fo:margin-right="0cm" fo:text-indent="0cm" style:auto-text-indent="false"/>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Figura" style:family="paragraph" style:parent-style-name="Índice_20_de_20_ilustrações" style:next-style-name="Standard">
      <style:text-properties fo:font-size="11pt" fo:font-weight="bold" style:font-size-asian="11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name-complex="Times New Roman"/>
    </style:style>
    <style:style style:name="WW8Num1z1" style:family="text">
      <style:text-properties fo:font-size="14pt" fo:font-style="normal" fo:font-weight="bold" style:font-size-asian="14pt" style:font-style-asian="normal" style:font-weight-asian="bold"/>
    </style:style>
    <style:style style:name="WW8Num1z2" style:family="text">
      <style:text-properties style:font-name="Times New Roman" fo:font-size="14pt" fo:font-style="normal" fo:font-weight="bold" style:font-size-asian="14pt" style:font-style-asian="normal" style:font-weight-asian="bold" style:font-name-complex="Times New Roman" style:font-size-complex="14pt"/>
    </style:style>
    <style:style style:name="WW8Num1z5" style:family="text"/>
    <style:style style:name="WW8Num1z6" style:family="text"/>
    <style:style style:name="WW8Num1z7" style:family="text"/>
    <style:style style:name="WW8Num1z8" style:family="text"/>
    <style:style style:name="WW8Num2z0" style:family="text">
      <style:text-properties style:font-name="Wingdings" style:font-name-complex="Wingdings"/>
    </style:style>
    <style:style style:name="WW8Num3z0" style:family="text">
      <style:text-properties style:font-name="Wingdings" style:font-name-complex="Wingdings"/>
    </style:style>
    <style:style style:name="WW8Num4z0"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Wingdings" fo:font-size="14pt" style:font-size-asian="14pt" style:font-name-complex="Wingdings" style:font-weight-complex="bold"/>
    </style:style>
    <style:style style:name="WW8Num7z0" style:family="text">
      <style:text-properties style:font-name="Symbol" style:font-name-complex="Symbol"/>
    </style:style>
    <style:style style:name="WW8Num8z0" style:family="text">
      <style:text-properties style:font-name="Wingdings" fo:font-size="16pt" style:font-size-asian="16pt" style:font-name-complex="Wingdings" style:font-size-complex="16pt"/>
    </style:style>
    <style:style style:name="WW8Num9z0" style:family="text">
      <style:text-properties style:font-name="Wingdings" style:font-name-complex="Wingdings"/>
    </style:style>
    <style:style style:name="WW8Num1ztrue" style:family="text"/>
    <style:style style:name="WW-WW8Num1ztrue" style:family="text"/>
    <style:style style:name="WW-WW8Num1ztrue1" style:family="text"/>
    <style:style style:name="WW-WW8Num1ztrue2" style:family="text"/>
    <style:style style:name="WW8Num6zfalse" style:family="text">
      <style:text-properties fo:font-size="14pt" style:font-size-asian="14pt" style:font-weight-complex="bold"/>
    </style:style>
    <style:style style:name="WW8Num8zfalse" style:family="text">
      <style:text-properties fo:font-size="16pt" style:font-size-asian="16pt" style:font-size-complex="16pt"/>
    </style:style>
    <style:style style:name="WW-WW8Num1ztrue3" style:family="text"/>
    <style:style style:name="WW-WW8Num1ztrue11" style:family="text"/>
    <style:style style:name="WW-WW8Num1ztrue21" style:family="text"/>
    <style:style style:name="WW8Num2zfalse" style:family="text"/>
    <style:style style:name="WW8Num2ztrue" style:family="text"/>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false" style:family="text"/>
    <style:style style:name="WW8Num4z1" style:family="text">
      <style:text-properties fo:font-size="14pt" style:font-size-asian="14pt" style:font-size-complex="14pt"/>
    </style:style>
    <style:style style:name="WW8Num4ztrue" style:family="text"/>
    <style:style style:name="WW-WW8Num4ztrue" style:family="text"/>
    <style:style style:name="WW-WW8Num4ztrue1" style:family="text"/>
    <style:style style:name="WW-WW8Num4ztrue2" style:family="text"/>
    <style:style style:name="WW-WW8Num4ztrue3" style:family="text"/>
    <style:style style:name="WW-WW8Num4ztrue4" style:family="text"/>
    <style:style style:name="WW-WW8Num4ztrue5" style:family="text"/>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false" style:family="text"/>
    <style:style style:name="WW8Num9ztrue" style:family="text"/>
    <style:style style:name="WW-WW8Num9ztrue" style:family="text"/>
    <style:style style:name="WW-WW8Num9ztrue1" style:family="text"/>
    <style:style style:name="WW-WW8Num9ztrue2" style:family="text"/>
    <style:style style:name="WW-WW8Num9ztrue3" style:family="text"/>
    <style:style style:name="WW-WW8Num9ztrue4" style:family="text"/>
    <style:style style:name="WW-WW8Num9ztrue5" style:family="text"/>
    <style:style style:name="WW-WW8Num9ztrue6" style:family="text"/>
    <style:style style:name="WW8Num10zfalse" style:family="text"/>
    <style:style style:name="WW8Num10ztrue" style:family="text"/>
    <style:style style:name="WW-WW8Num10ztrue" style:family="text"/>
    <style:style style:name="WW-WW8Num10ztrue1" style:family="text"/>
    <style:style style:name="WW-WW8Num10ztrue2" style:family="text"/>
    <style:style style:name="WW-WW8Num10ztrue3" style:family="text"/>
    <style:style style:name="WW-WW8Num10ztrue4" style:family="text"/>
    <style:style style:name="WW-WW8Num10ztrue5" style:family="text"/>
    <style:style style:name="WW-WW8Num10ztrue6" style:family="text"/>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false" style:family="text"/>
    <style:style style:name="WW8Num12ztrue" style:family="text"/>
    <style:style style:name="WW-WW8Num12ztrue" style:family="text"/>
    <style:style style:name="WW-WW8Num12ztrue1" style:family="text"/>
    <style:style style:name="WW-WW8Num12ztrue2" style:family="text"/>
    <style:style style:name="WW-WW8Num12ztrue3" style:family="text"/>
    <style:style style:name="WW-WW8Num12ztrue4" style:family="text"/>
    <style:style style:name="WW-WW8Num12ztrue5" style:family="text"/>
    <style:style style:name="WW-WW8Num12ztrue6" style:family="text"/>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Fonte_20_parág._20_padrão" style:display-name="Fonte parág. padrão" style:family="text"/>
    <style:style style:name="Page_20_Number" style:display-name="Page Number" style:family="text" style:parent-style-name="Fonte_20_parág._20_padrão"/>
    <style:style style:name="Ref._20_de_20_comentário" style:display-name="Ref. de comentário" style:family="text">
      <style:text-properties fo:font-size="8pt" style:font-size-asian="8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Emphasis" style:family="tex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27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02cm" fo:margin-left="1.002cm"/>
        </style:list-level-properties>
      </text:outline-level-style>
      <text:outline-level-style text:level="4" text:style-name="WW8Num1z0" style:num-format="1" text:display-levels="4">
        <style:list-level-properties text:list-level-position-and-space-mode="label-alignment">
          <style:list-level-label-alignment text:label-followed-by="listtab"/>
        </style:list-level-properties>
      </text:outline-level-style>
      <text:outline-level-style text:level="5" text:style-name="WW8Num1z0"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02cm" fo:margin-left="1.002cm"/>
        </style:list-level-properties>
      </text:list-level-style-number>
      <text:list-level-style-number text:level="4" text:style-name="WW8Num1z0" style:num-format="1" text:display-levels="4">
        <style:list-level-properties text:list-level-position-and-space-mode="label-alignment">
          <style:list-level-label-alignment text:label-followed-by="listtab"/>
        </style:list-level-properties>
      </text:list-level-style-number>
      <text:list-level-style-number text:level="5" text:style-name="WW8Num1z0"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table-properties style:width="15.125cm" fo:margin-left="-0.067cm" table:align="left" style:writing-mode="lr-tb"/>
    </style:style>
    <style:style style:name="Table25.A" style:family="table-column">
      <style:table-column-properties style:column-width="7.828cm"/>
    </style:style>
    <style:style style:name="Table25.B" style:family="table-column">
      <style:table-column-properties style:column-width="7.297cm"/>
    </style:style>
    <style:style style:name="Table25.1" style:family="table-row">
      <style:table-row-properties fo:keep-together="auto"/>
    </style:style>
    <style:style style:name="Table2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style:vertical-align="top" fo:padding-left="0.123cm" fo:padding-right="0.123cm" fo:padding-top="0cm" fo:padding-bottom="0cm" fo:border="0.5pt solid #000000" style:writing-mode="lr-tb"/>
    </style:style>
    <style:style style:name="MP1" style:family="paragraph" style:parent-style-name="Header">
      <style:paragraph-properties fo:margin-top="0.106cm" fo:margin-bottom="0.106cm" style:contextual-spacing="false"/>
    </style:style>
    <style:style style:name="MP2" style:family="paragraph" style:parent-style-name="Footer">
      <style:paragraph-properties fo:margin-top="0.106cm" fo:margin-bottom="0.106cm" style:contextual-spacing="false"/>
    </style:style>
    <style:style style:name="MP3" style:family="paragraph" style:parent-style-name="Standard">
      <style:paragraph-properties fo:margin-top="0.106cm" fo:margin-bottom="0.106cm" style:contextual-spacing="false"/>
    </style:style>
    <style:style style:name="MP4" style:family="paragraph" style:parent-style-name="Standard">
      <style:paragraph-properties fo:margin-top="0.106cm" fo:margin-bottom="0.106cm" style:contextual-spacing="false" fo:text-align="justify" style:justify-single-word="false" fo:orphans="2" fo:widows="2" style:text-autospace="none" style:punctuation-wrap="simple" style:vertical-align="baseline" style:writing-mode="lr-tb"/>
    </style:style>
    <style:style style:name="MP5" style:family="paragraph" style:parent-style-name="Footer">
      <style:paragraph-properties fo:margin-left="0cm" fo:margin-right="0.635cm" fo:margin-top="0.106cm" fo:margin-bottom="0.106cm" style:contextual-spacing="false" fo:text-align="center" style:justify-single-word="false"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593cm" fo:margin-left="0cm" fo:margin-right="0cm" fo:margin-bottom="0.494cm" style:dynamic-spacing="true"/>
      </style:header-style>
      <style:footer-style>
        <style:header-footer-properties fo:min-height="0.593cm" fo:margin-left="0cm" fo:margin-right="0cm" fo:margin-top="0.494cm" style:dynamic-spacing="tru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Header"/>
      </style:header>
      <style:header-first style:display="false">
        <text:p text:style-name="MP1"/>
      </style:header-first>
      <style:footer>
        <text:p text:style-name="Footer"/>
      </style:footer>
      <style:footer-first style:display="false">
        <text:p text:style-name="MP2"/>
      </style:footer-first>
    </style:master-page>
    <style:master-page style:name="Convert_20_1" style:display-name="Convert 1" style:page-layout-name="Mpm2">
      <style:header>
        <table:table table:name="Table25" table:style-name="Table25">
          <table:table-column table:style-name="Table25.A"/>
          <table:table-column table:style-name="Table25.B"/>
          <table:table-row table:style-name="Table25.1">
            <table:table-cell table:style-name="Table25.A1" office:value-type="string">
              <text:p text:style-name="MP3">Especificação de Objetivos e Requisitos</text:p>
            </table:table-cell>
            <table:table-cell table:style-name="Table25.B1" office:value-type="string">
              <text:p text:style-name="MP4">Versão: 1.04</text:p>
            </table:table-cell>
          </table:table-row>
          <table:table-row table:style-name="Table25.1">
            <table:table-cell table:style-name="Table25.A1" office:value-type="string">
              <text:p text:style-name="MP3">Sistema de Planejamento Acadêmico - SIPA</text:p>
            </table:table-cell>
            <table:table-cell table:style-name="Table25.B1" office:value-type="string">
              <text:p text:style-name="MP4">Data/Hora: 02/05/2014 <text:s/>19:27</text:p>
            </table:table-cell>
          </table:table-row>
        </table:table>
        <text:p text:style-name="MP1"/>
      </style:header>
      <style:footer>
        <text:p text:style-name="MP5"><draw:frame draw:style-name="Mfr1" draw:name="Frame1" text:anchor-type="char" svg:x="17.575cm" svg:y="0.002cm" svg:width="0.963cm" svg:height="0.822cm" draw:z-index="21"><draw:text-box><text:p text:style-name="MP2"><text:span text:style-name="Page_20_Number"><text:page-number text:select-page="current">3</text:page-number></text:span></text:p></draw:text-box></draw:frame>SIPA: Especificação de Objetivos e Requisito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Objetivos e Requisitos</dc:title>
    <meta:initial-creator>Ronaldo Lopes de Oliveira</meta:initial-creator>
    <meta:creation-date>2009-10-02T09:37:00</meta:creation-date>
    <dc:date>2014-05-02T15:58:19</dc:date>
    <meta:print-date>2001-08-29T00:10:00</meta:print-date>
    <meta:editing-cycles>128</meta:editing-cycles>
    <meta:editing-duration>PT6H22M25S</meta:editing-duration>
    <meta:generator>LibreOffice/4.0.4.2$Linux_X86_64 LibreOffice_project/400m0$Build-2</meta:generator>
    <meta:document-statistic meta:table-count="25" meta:image-count="0" meta:object-count="0" meta:page-count="23" meta:paragraph-count="427" meta:word-count="4652" meta:character-count="30501" meta:non-whitespace-character-count="26269"/>
  </office:meta>
</office:document-meta>
</file>